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Forestbird-title">
      <style:graphic-properties draw:auto-grow-height="true" fo:min-height="2.5cm" loext:decorative="false"/>
      <style:paragraph-properties style:writing-mode="lr-tb"/>
    </style:style>
    <style:style style:name="pr2" style:family="presentation" style:parent-style-name="Forestbird-subtitle">
      <style:graphic-properties draw:fill-color="#ffffff" draw:auto-grow-height="true" fo:min-height="9.5cm" loext:decorative="false"/>
      <style:paragraph-properties style:writing-mode="lr-tb"/>
    </style:style>
    <style:style style:name="pr3" style:family="presentation" style:parent-style-name="Forestbird-notes">
      <style:graphic-properties draw:fill-color="#ffffff" draw:auto-grow-height="true" fo:min-height="14cm" loext:decorative="false"/>
      <style:paragraph-properties style:writing-mode="lr-tb"/>
    </style:style>
    <style:style style:name="pr4" style:family="presentation" style:parent-style-name="Forestbird1-title">
      <style:graphic-properties draw:auto-grow-height="true" fo:min-height="2.5cm" loext:decorative="false"/>
      <style:paragraph-properties style:writing-mode="lr-tb"/>
    </style:style>
    <style:style style:name="pr5" style:family="presentation" style:parent-style-name="Forestbird1-outline1">
      <style:graphic-properties fo:min-height="11.929cm" loext:decorative="false"/>
      <style:paragraph-properties style:writing-mode="lr-tb"/>
    </style:style>
    <style:style style:name="pr6" style:family="presentation" style:parent-style-name="Forestbird1-notes">
      <style:graphic-properties draw:fill-color="#ffffff" draw:auto-grow-height="true" fo:min-height="14cm" loext:decorative="false"/>
      <style:paragraph-properties style:writing-mode="lr-tb"/>
    </style:style>
    <style:style style:name="pr7" style:family="presentation" style:parent-style-name="Forestbird2-title">
      <style:graphic-properties draw:auto-grow-height="true" fo:min-height="2.5cm" loext:decorative="false"/>
      <style:paragraph-properties style:writing-mode="lr-tb"/>
    </style:style>
    <style:style style:name="pr8" style:family="presentation" style:parent-style-name="Forestbird2-outline1">
      <style:graphic-properties fo:min-height="12cm" loext:decorative="false"/>
      <style:paragraph-properties style:writing-mode="lr-tb"/>
    </style:style>
    <style:style style:name="pr9" style:family="presentation" style:parent-style-name="Forestbird2-notes">
      <style:graphic-properties draw:fill-color="#ffffff" draw:auto-grow-height="true" fo:min-height="14cm" loext:decorative="false"/>
      <style:paragraph-properties style:writing-mode="lr-tb"/>
    </style:style>
    <style:style style:name="pr10" style:family="presentation" style:parent-style-name="Forestbird3-title">
      <style:graphic-properties draw:auto-grow-height="true" fo:min-height="2.5cm" loext:decorative="false"/>
      <style:paragraph-properties style:writing-mode="lr-tb"/>
    </style:style>
    <style:style style:name="pr11" style:family="presentation" style:parent-style-name="Forestbird3-outline1">
      <style:graphic-properties fo:min-height="12cm" loext:decorative="false"/>
      <style:paragraph-properties style:writing-mode="lr-tb"/>
    </style:style>
    <style:style style:name="pr12" style:family="presentation" style:parent-style-name="Forestbird3-notes">
      <style:graphic-properties draw:fill-color="#ffffff" draw:auto-grow-height="true" fo:min-height="14cm" loext:decorative="false"/>
      <style:paragraph-properties style:writing-mode="lr-tb"/>
    </style:style>
    <style:style style:name="pr13" style:family="presentation" style:parent-style-name="Forestbird3_5f_-title">
      <style:graphic-properties draw:auto-grow-height="true" fo:min-height="2.5cm" loext:decorative="false"/>
      <style:paragraph-properties style:writing-mode="lr-tb"/>
    </style:style>
    <style:style style:name="pr14" style:family="presentation" style:parent-style-name="Forestbird3_5f_-outline1">
      <style:graphic-properties fo:min-height="12cm" loext:decorative="false"/>
      <style:paragraph-properties style:writing-mode="lr-tb"/>
    </style:style>
    <style:style style:name="pr15" style:family="presentation" style:parent-style-name="Forestbird3_5f_-notes">
      <style:graphic-properties draw:fill-color="#ffffff" draw:auto-grow-height="true" fo:min-height="14cm" loext:decorative="false"/>
      <style:paragraph-properties style:writing-mode="lr-tb"/>
    </style:style>
    <style:style style:name="pr16" style:family="presentation" style:parent-style-name="Forestbird3_5f__5f_-title">
      <style:graphic-properties draw:auto-grow-height="true" fo:min-height="2.5cm" loext:decorative="false"/>
      <style:paragraph-properties style:writing-mode="lr-tb"/>
    </style:style>
    <style:style style:name="pr17" style:family="presentation" style:parent-style-name="Forestbird3_5f__5f_-outline1">
      <style:graphic-properties fo:min-height="12cm" loext:decorative="false"/>
      <style:paragraph-properties style:writing-mode="lr-tb"/>
    </style:style>
    <style:style style:name="pr18" style:family="presentation" style:parent-style-name="Forestbird3_5f__5f_-notes">
      <style:graphic-properties draw:fill-color="#ffffff" draw:auto-grow-height="true" fo:min-height="14cm" loext:decorative="false"/>
      <style:paragraph-properties style:writing-mode="lr-tb"/>
    </style:style>
    <style:style style:name="pr19" style:family="presentation" style:parent-style-name="Forestbird3_5f__5f__5f_-title">
      <style:graphic-properties draw:auto-grow-height="true" fo:min-height="2.5cm" loext:decorative="false"/>
      <style:paragraph-properties style:writing-mode="lr-tb"/>
    </style:style>
    <style:style style:name="pr20" style:family="presentation" style:parent-style-name="Forestbird3_5f__5f__5f_-outline1">
      <style:graphic-properties fo:min-height="12cm" loext:decorative="false"/>
      <style:paragraph-properties style:writing-mode="lr-tb"/>
    </style:style>
    <style:style style:name="pr21" style:family="presentation" style:parent-style-name="Forestbird3_5f__5f__5f_-notes">
      <style:graphic-properties draw:fill-color="#ffffff" draw:auto-grow-height="true" fo:min-height="14cm" loext:decorative="false"/>
      <style:paragraph-properties style:writing-mode="lr-tb"/>
    </style:style>
    <style:style style:name="pr22" style:family="presentation" style:parent-style-name="Forestbird3_5f__5f__5f__5f_-title">
      <style:graphic-properties draw:auto-grow-height="true" fo:min-height="2.5cm" loext:decorative="false"/>
      <style:paragraph-properties style:writing-mode="lr-tb"/>
    </style:style>
    <style:style style:name="pr23" style:family="presentation" style:parent-style-name="Forestbird3_5f__5f__5f__5f_-outline1">
      <style:graphic-properties fo:min-height="12cm" loext:decorative="false"/>
      <style:paragraph-properties style:writing-mode="lr-tb"/>
    </style:style>
    <style:style style:name="pr24" style:family="presentation" style:parent-style-name="Forestbird3_5f__5f__5f__5f_-notes">
      <style:graphic-properties draw:fill-color="#ffffff" draw:auto-grow-height="true" fo:min-height="14cm" loext:decorative="false"/>
      <style:paragraph-properties style:writing-mode="lr-tb"/>
    </style:style>
    <style:style style:name="pr25" style:family="presentation" style:parent-style-name="Forestbird3_5f__5f__5f__5f__5f_-title">
      <style:graphic-properties draw:auto-grow-height="true" fo:min-height="2.5cm" loext:decorative="false"/>
      <style:paragraph-properties style:writing-mode="lr-tb"/>
    </style:style>
    <style:style style:name="pr26" style:family="presentation" style:parent-style-name="Forestbird3_5f__5f__5f__5f__5f_-outline1">
      <style:graphic-properties fo:min-height="12cm" loext:decorative="false"/>
      <style:paragraph-properties style:writing-mode="lr-tb"/>
    </style:style>
    <style:style style:name="pr27" style:family="presentation" style:parent-style-name="Forestbird3_5f__5f__5f__5f__5f_-notes">
      <style:graphic-properties draw:fill-color="#ffffff" draw:auto-grow-height="true" fo:min-height="14cm" loext:decorative="false"/>
      <style:paragraph-properties style:writing-mode="lr-tb"/>
    </style:style>
    <style:style style:name="pr28" style:family="presentation" style:parent-style-name="Forestbird3_5f__5f__5f__5f__5f__5f_-title">
      <style:graphic-properties draw:auto-grow-height="true" fo:min-height="2.5cm" loext:decorative="false"/>
      <style:paragraph-properties style:writing-mode="lr-tb"/>
    </style:style>
    <style:style style:name="pr29" style:family="presentation" style:parent-style-name="Forestbird3_5f__5f__5f__5f__5f__5f_-outline1">
      <style:graphic-properties fo:min-height="12cm" loext:decorative="false"/>
      <style:paragraph-properties style:writing-mode="lr-tb"/>
    </style:style>
    <style:style style:name="pr30" style:family="presentation" style:parent-style-name="Forestbird3_5f__5f__5f__5f__5f__5f_-notes">
      <style:graphic-properties draw:fill-color="#ffffff" draw:auto-grow-height="true" fo:min-height="14cm" loext:decorative="false"/>
      <style:paragraph-properties style:writing-mode="lr-tb"/>
    </style:style>
    <style:style style:name="pr31" style:family="presentation" style:parent-style-name="Forestbird3_5f__5f__5f__5f__5f__5f__5f_-title">
      <style:graphic-properties draw:auto-grow-height="true" fo:min-height="2.5cm" loext:decorative="false"/>
      <style:paragraph-properties style:writing-mode="lr-tb"/>
    </style:style>
    <style:style style:name="pr32" style:family="presentation" style:parent-style-name="Forestbird3_5f__5f__5f__5f__5f__5f__5f_-outline1">
      <style:graphic-properties fo:min-height="12cm" loext:decorative="false"/>
      <style:paragraph-properties style:writing-mode="lr-tb"/>
    </style:style>
    <style:style style:name="pr33" style:family="presentation" style:parent-style-name="Forestbird3_5f__5f__5f__5f__5f__5f__5f_-notes">
      <style:graphic-properties draw:fill-color="#ffffff" draw:auto-grow-height="true" fo:min-height="14cm" loext:decorative="false"/>
      <style:paragraph-properties style:writing-mode="lr-tb"/>
    </style:style>
    <style:style style:name="P1" style:family="paragraph">
      <loext:graphic-properties draw:fill-color="#ffffff"/>
      <style:text-properties fo:font-size="24pt" style:font-size-asian="24pt" style:font-size-complex="24pt"/>
    </style:style>
    <style:style style:name="P2" style:family="paragraph">
      <loext:graphic-properties draw:fill-color="#ffffff"/>
    </style:style>
    <style:style style:name="P3" style:family="paragraph">
      <style:paragraph-properties fo:margin-left="0cm" fo:margin-right="0cm" fo:margin-top="0.374cm" fo:margin-bottom="0cm" fo:text-indent="0cm"/>
    </style:style>
    <style:style style:name="T1"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restbird" presentation:presentation-page-layout-name="AL1T0">
        <office:forms form:automatic-focus="false" form:apply-design-mode="false"/>
        <draw:frame presentation:style-name="pr1" draw:layer="layout" svg:width="25cm" svg:height="2.5cm" svg:x="1.5cm" svg:y="0.5cm" presentation:class="title">
          <draw:text-box>
            <text:p>CIS 103 Fundamentals of Programming</text:p>
          </draw:text-box>
        </draw:frame>
        <draw:frame presentation:style-name="pr2" draw:text-style-name="P1" draw:layer="layout" svg:width="25cm" svg:height="9.5cm" svg:x="1.5cm" svg:y="3.5cm" presentation:class="subtitle" presentation:user-transformed="true">
          <draw:text-box>
            <text:p>Introductions &amp; Syllabus Day</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Forestbird1" presentation:presentation-page-layout-name="AL2T1">
        <office:forms form:automatic-focus="false" form:apply-design-mode="false"/>
        <draw:frame presentation:style-name="pr4" draw:layer="layout" svg:width="25cm" svg:height="2.5cm" svg:x="1.5cm" svg:y="0.5cm" presentation:class="title">
          <draw:text-box>
            <text:p>Overview</text:p>
          </draw:text-box>
        </draw:frame>
        <draw:frame presentation:style-name="pr5" draw:layer="layout" svg:width="25cm" svg:height="9cm" svg:x="1.5cm" svg:y="3.5cm" presentation:class="outline">
          <draw:text-box>
            <text:list text:style-name="L2">
              <text:list-item>
                <text:p>Who Am I?</text:p>
              </text:list-item>
              <text:list-item>
                <text:p>My Journey</text:p>
              </text:list-item>
              <text:list-item>
                <text:p>Teaching Philosophy</text:p>
              </text:list-item>
              <text:list-item>
                <text:p>CIS 103 Information</text:p>
              </text:list-item>
              <text:list-item>
                <text:p>Outside of Teaching</text:p>
              </text:list-item>
              <text:list-item>
                <text:p>Expectations &amp; Support </text:p>
              </text:list-item>
              <text:list-item>
                <text:p>Key Takeaways</text:p>
              </text:list-item>
            </text:list>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Forestbird2" presentation:presentation-page-layout-name="AL2T1">
        <office:forms form:automatic-focus="false" form:apply-design-mode="false"/>
        <draw:frame presentation:style-name="pr7" draw:layer="layout" svg:width="25cm" svg:height="2.5cm" svg:x="1.5cm" svg:y="0.5cm" presentation:class="title">
          <draw:text-box>
            <text:p>Who Am I?</text:p>
          </draw:text-box>
        </draw:frame>
        <draw:frame presentation:style-name="pr8" draw:layer="layout" svg:width="25cm" svg:height="9cm" svg:x="1.5cm" svg:y="3.5cm" presentation:class="outline">
          <draw:text-box>
            <text:list text:style-name="L2">
              <text:list-item>
                <text:p>Md Ali</text:p>
              </text:list-item>
              <text:list-item>
                <text:p>Background</text:p>
              </text:list-item>
              <text:list-item>
                <text:p>Language Fanatic</text:p>
              </text:list-item>
              <text:list-item>
                <text:p>Passion for Science</text:p>
              </text:list-item>
              <text:list-item>
                <text:p>Role at Olive-Harvey College</text:p>
              </text:list-item>
            </text:list>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Forestbird3" presentation:presentation-page-layout-name="AL2T1">
        <office:forms form:automatic-focus="false" form:apply-design-mode="false"/>
        <draw:frame presentation:style-name="pr10" draw:layer="layout" svg:width="25cm" svg:height="2.5cm" svg:x="1.5cm" svg:y="0.5cm" presentation:class="title">
          <draw:text-box>
            <text:p>My Journey</text:p>
          </draw:text-box>
        </draw:frame>
        <draw:frame presentation:style-name="pr11" draw:layer="layout" svg:width="25cm" svg:height="9cm" svg:x="1.5cm" svg:y="3.5cm" presentation:class="outline" presentation:user-transformed="true">
          <draw:text-box>
            <text:list text:style-name="L2">
              <text:list-item>
                <text:p>First Generation College Student</text:p>
              </text:list-item>
              <text:list-item>
                <text:p>BS Physics and Applied Math 2019 (TXST) </text:p>
              </text:list-item>
              <text:list-item>
                <text:p>MS Cybersecurity &amp; Digital Forensics 2020 (IIT)</text:p>
              </text:list-item>
              <text:list-item>
                <text:p>MS Computer Science 2022 (IIT)</text:p>
              </text:list-item>
              <text:list-item>
                <text:p>PhD Computer Science Projected in 2025 (Capital Tech)</text:p>
              </text:list-item>
            </text:list>
          </draw:text-box>
        </draw:frame>
        <presentation:notes draw:style-name="dp2">
          <draw:page-thumbnail draw:style-name="gr1"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Forestbird3_5f_" presentation:presentation-page-layout-name="AL2T1">
        <office:forms form:automatic-focus="false" form:apply-design-mode="false"/>
        <draw:frame presentation:style-name="pr13" draw:layer="layout" svg:width="25cm" svg:height="2.5cm" svg:x="1.5cm" svg:y="0.5cm" presentation:class="title">
          <draw:text-box>
            <text:p>My Journey</text:p>
          </draw:text-box>
        </draw:frame>
        <draw:frame presentation:style-name="pr14" draw:layer="layout" svg:width="25cm" svg:height="9cm" svg:x="1.5cm" svg:y="3.5cm" presentation:class="outline" presentation:user-transformed="true">
          <draw:text-box>
            <text:list text:style-name="L2">
              <text:list-item>
                <text:p>Ethical Hacker (Pentester) in Corporate Environment</text:p>
              </text:list-item>
              <text:list-item>
                <text:p>Teaching Journey</text:p>
                <text:list>
                  <text:list-item>
                    <text:p>Lab Instructor</text:p>
                  </text:list-item>
                  <text:list-item>
                    <text:p>Teaching Assistant</text:p>
                  </text:list-item>
                  <text:list-item>
                    <text:p>Research Assistant </text:p>
                  </text:list-item>
                  <text:list-item>
                    <text:p>Adjunct Professor (IIT and Saint Louis University)</text:p>
                  </text:list-item>
                  <text:list-item>
                    <text:p>Cybersecurity Instructor (ThriveDX Bootcamps)</text:p>
                  </text:list-item>
                  <text:list-item>
                    <text:p>Olive-Harvey College</text:p>
                  </text:list-item>
                </text:list>
              </text:list-item>
            </text:list>
          </draw:text-box>
        </draw:frame>
        <presentation:notes draw:style-name="dp2">
          <draw:page-thumbnail draw:style-name="gr1"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Forestbird3_5f__5f_" presentation:presentation-page-layout-name="AL2T1">
        <office:forms form:automatic-focus="false" form:apply-design-mode="false"/>
        <draw:frame presentation:style-name="pr16" draw:layer="layout" svg:width="25cm" svg:height="2.5cm" svg:x="1.5cm" svg:y="0.5cm" presentation:class="title">
          <draw:text-box>
            <text:p>Teaching Philosophy</text:p>
          </draw:text-box>
        </draw:frame>
        <draw:frame presentation:style-name="pr17" draw:layer="layout" svg:width="25cm" svg:height="9cm" svg:x="1.5cm" svg:y="3.5cm" presentation:class="outline" presentation:user-transformed="true">
          <draw:text-box>
            <text:list text:style-name="L2">
              <text:list-item>
                <text:p>I will be there (in person, emails, zoom, etc.)</text:p>
                <text:list>
                  <text:list-item>
                    <text:p>If I don’t answer within 24 hours, don’t hesitate to reach out again</text:p>
                  </text:list-item>
                </text:list>
              </text:list-item>
              <text:list-item>
                <text:p>Engagement</text:p>
                <text:list>
                  <text:list-item>
                    <text:p>Cameras on, complete polls, participate</text:p>
                  </text:list-item>
                </text:list>
              </text:list-item>
              <text:list-item>
                <text:p>Practical Learning</text:p>
              </text:list-item>
              <text:list-item>
                <text:p>My goals for you and your goals for yourself</text:p>
                <text:list>
                  <text:list-item>
                    <text:p>1<text:span text:style-name="T1">st</text:span> assignment</text:p>
                  </text:list-item>
                </text:list>
              </text:list-item>
            </text:list>
          </draw:text-box>
        </draw:frame>
        <presentation:notes draw:style-name="dp2">
          <draw:page-thumbnail draw:style-name="gr1" draw:layer="layout" svg:width="17cm" svg:height="9.56cm" svg:x="2cm" svg:y="2.5cm" draw:page-number="6" presentation:class="page"/>
          <draw:frame presentation:style-name="pr18" draw:text-style-name="P2" draw:layer="layout" svg:width="17cm" svg:height="14cm" svg:x="2cm" svg:y="13cm" presentation:class="notes" presentation:placeholder="true">
            <draw:text-box/>
          </draw:frame>
        </presentation:notes>
      </draw:page>
      <draw:page draw:name="page7" draw:style-name="dp1" draw:master-page-name="Forestbird3_5f__5f__5f_" presentation:presentation-page-layout-name="AL2T1">
        <office:forms form:automatic-focus="false" form:apply-design-mode="false"/>
        <draw:frame presentation:style-name="pr19" draw:layer="layout" svg:width="25cm" svg:height="2.5cm" svg:x="1.5cm" svg:y="0.5cm" presentation:class="title">
          <draw:text-box>
            <text:p>CIS 103 Fundamentals of Programming</text:p>
          </draw:text-box>
        </draw:frame>
        <draw:frame presentation:style-name="pr20" draw:layer="layout" svg:width="25cm" svg:height="9cm" svg:x="1.5cm" svg:y="3.5cm" presentation:class="outline" presentation:user-transformed="true">
          <draw:text-box>
            <text:list text:style-name="L2">
              <text:list-item>
                <text:p>How to use a language to program a computer for real world problem solving in mathematics, science, business and other fields. The course will feature elements of program design, data types and expressions, procedures and modularity, conditions and loops, data and control structures, development of algorithms, and writing and debugging programs.</text:p>
              </text:list-item>
            </text:list>
          </draw:text-box>
        </draw:frame>
        <presentation:notes draw:style-name="dp2">
          <draw:page-thumbnail draw:style-name="gr1" draw:layer="layout" svg:width="17cm" svg:height="9.56cm" svg:x="2cm" svg:y="2.5cm" draw:page-number="7" presentation:class="page"/>
          <draw:frame presentation:style-name="pr21" draw:text-style-name="P2" draw:layer="layout" svg:width="17cm" svg:height="14cm" svg:x="2cm" svg:y="13cm" presentation:class="notes" presentation:placeholder="true">
            <draw:text-box/>
          </draw:frame>
        </presentation:notes>
      </draw:page>
      <draw:page draw:name="page8" draw:style-name="dp1" draw:master-page-name="Forestbird3_5f__5f__5f__5f_" presentation:presentation-page-layout-name="AL2T1">
        <office:forms form:automatic-focus="false" form:apply-design-mode="false"/>
        <draw:frame presentation:style-name="pr22" draw:layer="layout" svg:width="25cm" svg:height="2.5cm" svg:x="1.5cm" svg:y="0.5cm" presentation:class="title">
          <draw:text-box>
            <text:p>CIS 103 Fundamentals of Programming</text:p>
          </draw:text-box>
        </draw:frame>
        <draw:frame presentation:style-name="pr23" draw:layer="layout" svg:width="25cm" svg:height="9cm" svg:x="1.5cm" svg:y="3.5cm" presentation:class="outline" presentation:user-transformed="true">
          <draw:text-box>
            <text:list text:style-name="L2">
              <text:list-item>
                <text:p>Textbook</text:p>
                <text:list>
                  <text:list-item>
                    <text:p>Fundamentals of Python: Data Structures by Kenneth Lambert 2<text:span text:style-name="T1">nd</text:span> Edition</text:p>
                  </text:list-item>
                </text:list>
              </text:list-item>
              <text:list-item>
                <text:p>Meeting Times (Zoom)</text:p>
                <text:list>
                  <text:list-item>
                    <text:p>Friday 1800-1940 (Class)</text:p>
                  </text:list-item>
                  <text:list-item>
                    <text:p>Saturday 1000-1140 (Lab)</text:p>
                  </text:list-item>
                </text:list>
              </text:list-item>
              <text:list-item>
                <text:p>Access</text:p>
                <text:list>
                  <text:list-item>
                    <text:p>Brightspace</text:p>
                  </text:list-item>
                  <text:list-item>
                    <text:p text:style-name="P3">Github</text:p>
                  </text:list-item>
                </text:list>
              </text:list-item>
            </text:list>
          </draw:text-box>
        </draw:frame>
        <presentation:notes draw:style-name="dp2">
          <draw:page-thumbnail draw:style-name="gr1" draw:layer="layout" svg:width="17cm" svg:height="9.56cm" svg:x="2cm" svg:y="2.5cm" draw:page-number="8" presentation:class="page"/>
          <draw:frame presentation:style-name="pr24" draw:text-style-name="P2" draw:layer="layout" svg:width="17cm" svg:height="14cm" svg:x="2cm" svg:y="13cm" presentation:class="notes" presentation:placeholder="true">
            <draw:text-box/>
          </draw:frame>
        </presentation:notes>
      </draw:page>
      <draw:page draw:name="page9" draw:style-name="dp1" draw:master-page-name="Forestbird3_5f__5f__5f__5f_" presentation:presentation-page-layout-name="AL2T1">
        <office:forms form:automatic-focus="false" form:apply-design-mode="false"/>
        <draw:frame presentation:style-name="pr22" draw:layer="layout" svg:width="25cm" svg:height="2.5cm" svg:x="1.5cm" svg:y="0.5cm" presentation:class="title">
          <draw:text-box>
            <text:p>Outside of Teaching</text:p>
          </draw:text-box>
        </draw:frame>
        <draw:frame presentation:style-name="pr23" draw:layer="layout" svg:width="25cm" svg:height="9cm" svg:x="1.5cm" svg:y="3.5cm" presentation:class="outline" presentation:user-transformed="true">
          <draw:text-box>
            <text:list text:style-name="L2">
              <text:list-item>
                <text:p>Traveling </text:p>
              </text:list-item>
              <text:list-item>
                <text:p>Language Learning </text:p>
              </text:list-item>
              <text:list-item>
                <text:p>Contribution to Open Source Software</text:p>
              </text:list-item>
              <text:list-item>
                <text:p>Coding Projects</text:p>
              </text:list-item>
              <text:list-item>
                <text:p>Cybersecurity Podcast </text:p>
              </text:list-item>
            </text:list>
          </draw:text-box>
        </draw:frame>
        <presentation:notes draw:style-name="dp2">
          <draw:page-thumbnail draw:style-name="gr1" draw:layer="layout" svg:width="17cm" svg:height="9.56cm" svg:x="2cm" svg:y="2.5cm" draw:page-number="9" presentation:class="page"/>
          <draw:frame presentation:style-name="pr24" draw:text-style-name="P2" draw:layer="layout" svg:width="17cm" svg:height="14cm" svg:x="2cm" svg:y="13cm" presentation:class="notes" presentation:placeholder="true">
            <draw:text-box/>
          </draw:frame>
        </presentation:notes>
      </draw:page>
      <draw:page draw:name="page10" draw:style-name="dp1" draw:master-page-name="Forestbird3_5f__5f__5f__5f__5f_" presentation:presentation-page-layout-name="AL2T1">
        <office:forms form:automatic-focus="false" form:apply-design-mode="false"/>
        <draw:frame presentation:style-name="pr25" draw:layer="layout" svg:width="25cm" svg:height="2.5cm" svg:x="1.5cm" svg:y="0.5cm" presentation:class="title">
          <draw:text-box>
            <text:p>Expectations &amp; Support</text:p>
          </draw:text-box>
        </draw:frame>
        <draw:frame presentation:style-name="pr26" draw:layer="layout" svg:width="25cm" svg:height="9cm" svg:x="1.5cm" svg:y="3.5cm" presentation:class="outline" presentation:user-transformed="true">
          <draw:text-box>
            <text:list text:style-name="L2">
              <text:list-item>
                <text:p>Participation</text:p>
              </text:list-item>
              <text:list-item>
                <text:p>Effort (Personal Story)</text:p>
              </text:list-item>
              <text:list-item>
                <text:p>Office Hours (TBD)</text:p>
              </text:list-item>
              <text:list-item>
                <text:p>Feedback</text:p>
              </text:list-item>
              <text:list-item>
                <text:p>Resources</text:p>
              </text:list-item>
              <text:list-item>
                <text:p>I will be there for your success</text:p>
              </text:list-item>
            </text:list>
          </draw:text-box>
        </draw:frame>
        <presentation:notes draw:style-name="dp2">
          <draw:page-thumbnail draw:style-name="gr1" draw:layer="layout" svg:width="17cm" svg:height="9.56cm" svg:x="2cm" svg:y="2.5cm" draw:page-number="10" presentation:class="page"/>
          <draw:frame presentation:style-name="pr27" draw:text-style-name="P2" draw:layer="layout" svg:width="17cm" svg:height="14cm" svg:x="2cm" svg:y="13cm" presentation:class="notes" presentation:placeholder="true">
            <draw:text-box/>
          </draw:frame>
        </presentation:notes>
      </draw:page>
      <draw:page draw:name="page11" draw:style-name="dp1" draw:master-page-name="Forestbird3_5f__5f__5f__5f__5f__5f_" presentation:presentation-page-layout-name="AL2T1">
        <office:forms form:automatic-focus="false" form:apply-design-mode="false"/>
        <draw:frame presentation:style-name="pr28" draw:layer="layout" svg:width="25cm" svg:height="2.5cm" svg:x="1.5cm" svg:y="0.5cm" presentation:class="title">
          <draw:text-box>
            <text:p>Key Takeaways</text:p>
          </draw:text-box>
        </draw:frame>
        <draw:frame presentation:style-name="pr29" draw:layer="layout" svg:width="25cm" svg:height="9cm" svg:x="1.5cm" svg:y="3.5cm" presentation:class="outline" presentation:user-transformed="true">
          <draw:text-box>
            <text:list text:style-name="L2">
              <text:list-item>
                <text:p>“Be happy, but never satisfied” – Bruce Lee</text:p>
              </text:list-item>
              <text:list-item>
                <text:p>Remember, I will be there for you and support your goals</text:p>
              </text:list-item>
              <text:list-item>
                <text:p>Keep Trying</text:p>
                <text:list>
                  <text:list-item>
                    <text:p>You will fail 100 times over, but it really matters about the 1 time you succeed. </text:p>
                  </text:list-item>
                  <text:list-item>
                    <text:p>Effort is key, not just in this course but in life.</text:p>
                  </text:list-item>
                </text:list>
              </text:list-item>
            </text:list>
          </draw:text-box>
        </draw:frame>
        <presentation:notes draw:style-name="dp2">
          <draw:page-thumbnail draw:style-name="gr1" draw:layer="layout" svg:width="17cm" svg:height="9.56cm" svg:x="2cm" svg:y="2.5cm" draw:page-number="11" presentation:class="page"/>
          <draw:frame presentation:style-name="pr30" draw:text-style-name="P2" draw:layer="layout" svg:width="17cm" svg:height="14cm" svg:x="2cm" svg:y="13cm" presentation:class="notes" presentation:placeholder="true">
            <draw:text-box/>
          </draw:frame>
        </presentation:notes>
      </draw:page>
      <draw:page draw:name="page12" draw:style-name="dp1" draw:master-page-name="Forestbird3_5f__5f__5f__5f__5f__5f__5f_" presentation:presentation-page-layout-name="AL2T1">
        <office:forms form:automatic-focus="false" form:apply-design-mode="false"/>
        <draw:frame presentation:style-name="pr31" draw:layer="layout" svg:width="25cm" svg:height="2.5cm" svg:x="1.5cm" svg:y="0.5cm" presentation:class="title">
          <draw:text-box>
            <text:p>Contact Information</text:p>
          </draw:text-box>
        </draw:frame>
        <draw:frame presentation:style-name="pr32" draw:layer="layout" svg:width="25cm" svg:height="9cm" svg:x="1.5cm" svg:y="3.5cm" presentation:class="outline" presentation:user-transformed="true">
          <draw:text-box>
            <text:list text:style-name="L2">
              <text:list-item>
                <text:p>mali220@ccc.edu</text:p>
              </text:list-item>
              <text:list-item>
                <text:p><text:a xlink:href="https://www.linkedin.com/in/md-aliev" xlink:type="simple">https://www.linkedin.com/in/md-aliev</text:a></text:p>
              </text:list-item>
              <text:list-item>
                <text:p><text:a xlink:href="https://www.alihmd.com/" xlink:type="simple">https://www.alihmd.com</text:a></text:p>
              </text:list-item>
              <text:list-item>
                <text:p><text:a xlink:href="https://github.com/xXxSpicyBoiiixXx" xlink:type="simple">https://github.com/xXxSpicyBoiiixXx</text:a></text:p>
              </text:list-item>
            </text:list>
          </draw:text-box>
        </draw:frame>
        <presentation:notes draw:style-name="dp2">
          <draw:page-thumbnail draw:style-name="gr1" draw:layer="layout" svg:width="17cm" svg:height="9.56cm" svg:x="2cm" svg:y="2.5cm" draw:page-number="12" presentation:class="page"/>
          <draw:frame presentation:style-name="pr3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74b531" draw:marker-start-width="0.28cm" draw:marker-start-center="false" draw:marker-end-width="0.28cm" draw:marker-end-center="false" draw:fill="solid" draw:fill-color="#cde8b3" draw:textarea-horizontal-align="justify" draw:auto-grow-height="false" fo:padding-top="0.125cm" fo:padding-bottom="0.125cm" fo:padding-left="0.25cm" fo:padding-right="0.25cm" draw:shadow="hidden" draw:shadow-offset-x="0.03cm" draw:shadow-offset-y="0.03cm" draw:shadow-color="#9ecf6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4b531" draw:fill="none"/>
    </style:style>
    <style:style style:name="Object_20_with_20_no_20_fill_20_and_20_no_20_line" style:display-name="Object with no fill and no line" style:family="graphic" style:parent-style-name="standard">
      <style:graphic-properties draw:stroke="solid"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width="0.05cm" svg:stroke-color="#55b836" draw:marker-start-width="0.28cm" draw:marker-end-width="0.28cm" draw:fill="solid" draw:fill-color="#9ecf6c"/>
    </style:style>
    <style:style style:name="Accent_20_2" style:display-name="Accent 2" style:family="graphic" style:parent-style-name="Accent">
      <style:graphic-properties svg:stroke-color="#74b531" draw:fill="solid" draw:fill-color="#74b531" draw:shadow="hidden"/>
    </style:style>
    <style:style style:name="Accent_20_3" style:display-name="Accent 3" style:family="graphic" style:parent-style-name="Accent"/>
    <style:style style:name="Forestbird-background" style:family="presentation">
      <style:graphic-properties draw:stroke="none" draw:fill="none" style:repeat="stretch"/>
      <style:text-properties style:letter-kerning="true"/>
    </style:style>
    <style:style style:name="Forestbird-backgroundobjects" style:family="presentation">
      <style:graphic-properties draw:textarea-horizontal-align="justify" draw:shadow="hidden" draw:shadow-offset-x="0.2cm" draw:shadow-offset-y="0.2cm" draw:shadow-color="#808080"/>
      <style:text-properties style:letter-kerning="true"/>
    </style:style>
    <style:style style:name="Forestbi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outline1" style:family="presentation">
      <style:graphic-properties draw:stroke="none" draw:fill="none" draw:auto-grow-height="false" draw:fit-to-size="false" style:shrink-to-fit="true">
        <text:list-style style:name="Forestbi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outline2" style:family="presentation" style:parent-style-name="Forestbird-outline1">
      <style:paragraph-properties fo:margin-left="0cm" fo:margin-right="0cm" fo:margin-top="0.3cm" fo:margin-bottom="0cm" fo:text-indent="0cm"/>
      <style:text-properties fo:font-size="21pt" style:font-size-asian="21pt" style:font-size-complex="21pt"/>
    </style:style>
    <style:style style:name="Forestbird-outline3" style:family="presentation" style:parent-style-name="Forestbird-outline2">
      <style:paragraph-properties fo:margin-left="0cm" fo:margin-right="0cm" fo:margin-top="0.224cm" fo:margin-bottom="0cm" fo:text-indent="0cm"/>
      <style:text-properties fo:font-size="18pt" style:font-size-asian="18pt" style:font-size-complex="18pt"/>
    </style:style>
    <style:style style:name="Forestbird-outline4" style:family="presentation" style:parent-style-name="Forestbird-outline3">
      <style:paragraph-properties fo:margin-left="0cm" fo:margin-right="0cm" fo:margin-top="0.149cm" fo:margin-bottom="0cm" fo:text-indent="0cm"/>
      <style:text-properties fo:font-size="15pt" style:font-size-asian="15pt" style:font-size-complex="15pt"/>
    </style:style>
    <style:style style:name="Forestbird-outline5" style:family="presentation" style:parent-style-name="Forestbird-outline4">
      <style:paragraph-properties fo:margin-left="0cm" fo:margin-right="0cm" fo:margin-top="0.074cm" fo:margin-bottom="0cm" fo:text-indent="0cm"/>
    </style:style>
    <style:style style:name="Forestbird-outline6" style:family="presentation" style:parent-style-name="Forestbird-outline5"/>
    <style:style style:name="Forestbird-outline7" style:family="presentation" style:parent-style-name="Forestbird-outline6"/>
    <style:style style:name="Forestbird-outline8" style:family="presentation" style:parent-style-name="Forestbird-outline7"/>
    <style:style style:name="Forestbird-outline9" style:family="presentation" style:parent-style-name="Forestbird-outline8"/>
    <style:style style:name="Forestbird-subtitle" style:family="presentation">
      <style:graphic-properties draw:stroke="none" draw:fill="none" draw:textarea-vertical-align="middle">
        <text:list-style style:name="Forestbi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title" style:family="presentation">
      <style:graphic-properties draw:stroke="none" draw:fill="none" draw:textarea-vertical-align="middle">
        <text:list-style style:name="Forestbi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1-background" style:family="presentation">
      <style:graphic-properties draw:stroke="none" draw:fill="none" style:repeat="stretch"/>
      <style:text-properties style:letter-kerning="true"/>
    </style:style>
    <style:style style:name="Forestbird1-backgroundobjects" style:family="presentation">
      <style:graphic-properties draw:textarea-horizontal-align="justify" draw:shadow="hidden" draw:shadow-offset-x="0.2cm" draw:shadow-offset-y="0.2cm" draw:shadow-color="#808080"/>
      <style:text-properties style:letter-kerning="true"/>
    </style:style>
    <style:style style:name="Forestbird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1-outline1" style:family="presentation">
      <style:graphic-properties draw:stroke="none" draw:fill="none" draw:auto-grow-height="false" draw:fit-to-size="false" style:shrink-to-fit="true">
        <text:list-style style:name="Forestbir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1-outline2" style:family="presentation" style:parent-style-name="Forestbird1-outline1">
      <style:paragraph-properties fo:margin-left="0cm" fo:margin-right="0cm" fo:margin-top="0.3cm" fo:margin-bottom="0cm" fo:text-indent="0cm"/>
      <style:text-properties fo:font-size="21pt" style:font-size-asian="21pt" style:font-size-complex="21pt"/>
    </style:style>
    <style:style style:name="Forestbird1-outline3" style:family="presentation" style:parent-style-name="Forestbird1-outline2">
      <style:paragraph-properties fo:margin-left="0cm" fo:margin-right="0cm" fo:margin-top="0.224cm" fo:margin-bottom="0cm" fo:text-indent="0cm"/>
      <style:text-properties fo:font-size="18pt" style:font-size-asian="18pt" style:font-size-complex="18pt"/>
    </style:style>
    <style:style style:name="Forestbird1-outline4" style:family="presentation" style:parent-style-name="Forestbird1-outline3">
      <style:paragraph-properties fo:margin-left="0cm" fo:margin-right="0cm" fo:margin-top="0.149cm" fo:margin-bottom="0cm" fo:text-indent="0cm"/>
      <style:text-properties fo:font-size="15pt" style:font-size-asian="15pt" style:font-size-complex="15pt"/>
    </style:style>
    <style:style style:name="Forestbird1-outline5" style:family="presentation" style:parent-style-name="Forestbird1-outline4">
      <style:paragraph-properties fo:margin-left="0cm" fo:margin-right="0cm" fo:margin-top="0.074cm" fo:margin-bottom="0cm" fo:text-indent="0cm"/>
    </style:style>
    <style:style style:name="Forestbird1-outline6" style:family="presentation" style:parent-style-name="Forestbird1-outline5"/>
    <style:style style:name="Forestbird1-outline7" style:family="presentation" style:parent-style-name="Forestbird1-outline6"/>
    <style:style style:name="Forestbird1-outline8" style:family="presentation" style:parent-style-name="Forestbird1-outline7"/>
    <style:style style:name="Forestbird1-outline9" style:family="presentation" style:parent-style-name="Forestbird1-outline8"/>
    <style:style style:name="Forestbird1-subtitle" style:family="presentation">
      <style:graphic-properties draw:stroke="none" draw:fill="none" draw:textarea-vertical-align="middle">
        <text:list-style style:name="Forestbir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1-title" style:family="presentation">
      <style:graphic-properties draw:stroke="none" draw:fill="none" draw:textarea-vertical-align="middle">
        <text:list-style style:name="Forestbir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2-background" style:family="presentation">
      <style:graphic-properties draw:stroke="none" draw:fill="none" style:repeat="stretch"/>
      <style:text-properties style:letter-kerning="true"/>
    </style:style>
    <style:style style:name="Forestbird2-backgroundobjects" style:family="presentation">
      <style:graphic-properties draw:textarea-horizontal-align="justify" draw:shadow="hidden" draw:shadow-offset-x="0.2cm" draw:shadow-offset-y="0.2cm" draw:shadow-color="#808080"/>
      <style:text-properties style:letter-kerning="true"/>
    </style:style>
    <style:style style:name="Forestbird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2-outline1" style:family="presentation">
      <style:graphic-properties draw:stroke="none" draw:fill="none" draw:auto-grow-height="false" draw:fit-to-size="false" style:shrink-to-fit="true">
        <text:list-style style:name="Forestbird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2-outline2" style:family="presentation" style:parent-style-name="Forestbird2-outline1">
      <style:paragraph-properties fo:margin-left="0cm" fo:margin-right="0cm" fo:margin-top="0.3cm" fo:margin-bottom="0cm" fo:text-indent="0cm"/>
      <style:text-properties fo:font-size="21pt" style:font-size-asian="21pt" style:font-size-complex="21pt"/>
    </style:style>
    <style:style style:name="Forestbird2-outline3" style:family="presentation" style:parent-style-name="Forestbird2-outline2">
      <style:paragraph-properties fo:margin-left="0cm" fo:margin-right="0cm" fo:margin-top="0.224cm" fo:margin-bottom="0cm" fo:text-indent="0cm"/>
      <style:text-properties fo:font-size="18pt" style:font-size-asian="18pt" style:font-size-complex="18pt"/>
    </style:style>
    <style:style style:name="Forestbird2-outline4" style:family="presentation" style:parent-style-name="Forestbird2-outline3">
      <style:paragraph-properties fo:margin-left="0cm" fo:margin-right="0cm" fo:margin-top="0.149cm" fo:margin-bottom="0cm" fo:text-indent="0cm"/>
      <style:text-properties fo:font-size="15pt" style:font-size-asian="15pt" style:font-size-complex="15pt"/>
    </style:style>
    <style:style style:name="Forestbird2-outline5" style:family="presentation" style:parent-style-name="Forestbird2-outline4">
      <style:paragraph-properties fo:margin-left="0cm" fo:margin-right="0cm" fo:margin-top="0.074cm" fo:margin-bottom="0cm" fo:text-indent="0cm"/>
    </style:style>
    <style:style style:name="Forestbird2-outline6" style:family="presentation" style:parent-style-name="Forestbird2-outline5"/>
    <style:style style:name="Forestbird2-outline7" style:family="presentation" style:parent-style-name="Forestbird2-outline6"/>
    <style:style style:name="Forestbird2-outline8" style:family="presentation" style:parent-style-name="Forestbird2-outline7"/>
    <style:style style:name="Forestbird2-outline9" style:family="presentation" style:parent-style-name="Forestbird2-outline8"/>
    <style:style style:name="Forestbird2-subtitle" style:family="presentation">
      <style:graphic-properties draw:stroke="none" draw:fill="none" draw:textarea-vertical-align="middle">
        <text:list-style style:name="Forestbird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2-title" style:family="presentation">
      <style:graphic-properties draw:stroke="none" draw:fill="none" draw:textarea-vertical-align="middle">
        <text:list-style style:name="Forestbird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background" style:family="presentation">
      <style:graphic-properties draw:stroke="none" draw:fill="none" style:repeat="stretch"/>
      <style:text-properties style:letter-kerning="true"/>
    </style:style>
    <style:style style:name="Forestbird3-backgroundobjects" style:family="presentation">
      <style:graphic-properties draw:textarea-horizontal-align="justify" draw:shadow="hidden" draw:shadow-offset-x="0.2cm" draw:shadow-offset-y="0.2cm" draw:shadow-color="#808080"/>
      <style:text-properties style:letter-kerning="true"/>
    </style:style>
    <style:style style:name="Forestbird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outline1" style:family="presentation">
      <style:graphic-properties draw:stroke="none" draw:fill="none" draw:auto-grow-height="false" draw:fit-to-size="false" style:shrink-to-fit="true">
        <text:list-style style:name="Forestbird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outline2" style:family="presentation" style:parent-style-name="Forestbird3-outline1">
      <style:paragraph-properties fo:margin-left="0cm" fo:margin-right="0cm" fo:margin-top="0.3cm" fo:margin-bottom="0cm" fo:text-indent="0cm"/>
      <style:text-properties fo:font-size="21pt" style:font-size-asian="21pt" style:font-size-complex="21pt"/>
    </style:style>
    <style:style style:name="Forestbird3-outline3" style:family="presentation" style:parent-style-name="Forestbird3-outline2">
      <style:paragraph-properties fo:margin-left="0cm" fo:margin-right="0cm" fo:margin-top="0.224cm" fo:margin-bottom="0cm" fo:text-indent="0cm"/>
      <style:text-properties fo:font-size="18pt" style:font-size-asian="18pt" style:font-size-complex="18pt"/>
    </style:style>
    <style:style style:name="Forestbird3-outline4" style:family="presentation" style:parent-style-name="Forestbird3-outline3">
      <style:paragraph-properties fo:margin-left="0cm" fo:margin-right="0cm" fo:margin-top="0.149cm" fo:margin-bottom="0cm" fo:text-indent="0cm"/>
      <style:text-properties fo:font-size="15pt" style:font-size-asian="15pt" style:font-size-complex="15pt"/>
    </style:style>
    <style:style style:name="Forestbird3-outline5" style:family="presentation" style:parent-style-name="Forestbird3-outline4">
      <style:paragraph-properties fo:margin-left="0cm" fo:margin-right="0cm" fo:margin-top="0.074cm" fo:margin-bottom="0cm" fo:text-indent="0cm"/>
    </style:style>
    <style:style style:name="Forestbird3-outline6" style:family="presentation" style:parent-style-name="Forestbird3-outline5"/>
    <style:style style:name="Forestbird3-outline7" style:family="presentation" style:parent-style-name="Forestbird3-outline6"/>
    <style:style style:name="Forestbird3-outline8" style:family="presentation" style:parent-style-name="Forestbird3-outline7"/>
    <style:style style:name="Forestbird3-outline9" style:family="presentation" style:parent-style-name="Forestbird3-outline8"/>
    <style:style style:name="Forestbird3-subtitle" style:family="presentation">
      <style:graphic-properties draw:stroke="none" draw:fill="none" draw:textarea-vertical-align="middle">
        <text:list-style style:name="Forestbird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title" style:family="presentation">
      <style:graphic-properties draw:stroke="none" draw:fill="none" draw:textarea-vertical-align="middle">
        <text:list-style style:name="Forestbird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background" style:display-name="Forestbird3_-background" style:family="presentation">
      <style:graphic-properties draw:stroke="none" draw:fill="none" style:repeat="stretch"/>
      <style:text-properties style:letter-kerning="true"/>
    </style:style>
    <style:style style:name="Forestbird3_5f_-backgroundobjects" style:display-name="Forestbird3_-backgroundobjects" style:family="presentation">
      <style:graphic-properties draw:textarea-horizontal-align="justify" draw:shadow="hidden" draw:shadow-offset-x="0.2cm" draw:shadow-offset-y="0.2cm" draw:shadow-color="#808080"/>
      <style:text-properties style:letter-kerning="true"/>
    </style:style>
    <style:style style:name="Forestbird3_5f_-notes" style:display-name="Forestbird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outline1" style:display-name="Forestbird3_-outline1" style:family="presentation">
      <style:graphic-properties draw:stroke="none" draw:fill="none" draw:auto-grow-height="false" draw:fit-to-size="false" style:shrink-to-fit="true">
        <text:list-style style:name="Forestbird3_5f_-outline1" style:display-name="Forestbird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outline2" style:display-name="Forestbird3_-outline2" style:family="presentation" style:parent-style-name="Forestbird3_5f_-outline1">
      <style:paragraph-properties fo:margin-left="0cm" fo:margin-right="0cm" fo:margin-top="0.3cm" fo:margin-bottom="0cm" fo:text-indent="0cm"/>
      <style:text-properties fo:font-size="21pt" style:font-size-asian="21pt" style:font-size-complex="21pt"/>
    </style:style>
    <style:style style:name="Forestbird3_5f_-outline3" style:display-name="Forestbird3_-outline3" style:family="presentation" style:parent-style-name="Forestbird3_5f_-outline2">
      <style:paragraph-properties fo:margin-left="0cm" fo:margin-right="0cm" fo:margin-top="0.224cm" fo:margin-bottom="0cm" fo:text-indent="0cm"/>
      <style:text-properties fo:font-size="18pt" style:font-size-asian="18pt" style:font-size-complex="18pt"/>
    </style:style>
    <style:style style:name="Forestbird3_5f_-outline4" style:display-name="Forestbird3_-outline4" style:family="presentation" style:parent-style-name="Forestbird3_5f_-outline3">
      <style:paragraph-properties fo:margin-left="0cm" fo:margin-right="0cm" fo:margin-top="0.149cm" fo:margin-bottom="0cm" fo:text-indent="0cm"/>
      <style:text-properties fo:font-size="15pt" style:font-size-asian="15pt" style:font-size-complex="15pt"/>
    </style:style>
    <style:style style:name="Forestbird3_5f_-outline5" style:display-name="Forestbird3_-outline5" style:family="presentation" style:parent-style-name="Forestbird3_5f_-outline4">
      <style:paragraph-properties fo:margin-left="0cm" fo:margin-right="0cm" fo:margin-top="0.074cm" fo:margin-bottom="0cm" fo:text-indent="0cm"/>
    </style:style>
    <style:style style:name="Forestbird3_5f_-outline6" style:display-name="Forestbird3_-outline6" style:family="presentation" style:parent-style-name="Forestbird3_5f_-outline5"/>
    <style:style style:name="Forestbird3_5f_-outline7" style:display-name="Forestbird3_-outline7" style:family="presentation" style:parent-style-name="Forestbird3_5f_-outline6"/>
    <style:style style:name="Forestbird3_5f_-outline8" style:display-name="Forestbird3_-outline8" style:family="presentation" style:parent-style-name="Forestbird3_5f_-outline7"/>
    <style:style style:name="Forestbird3_5f_-outline9" style:display-name="Forestbird3_-outline9" style:family="presentation" style:parent-style-name="Forestbird3_5f_-outline8"/>
    <style:style style:name="Forestbird3_5f_-subtitle" style:display-name="Forestbird3_-subtitle" style:family="presentation">
      <style:graphic-properties draw:stroke="none" draw:fill="none" draw:textarea-vertical-align="middle">
        <text:list-style style:name="Forestbird3_5f_-subtitle" style:display-name="Forestbird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title" style:display-name="Forestbird3_-title" style:family="presentation">
      <style:graphic-properties draw:stroke="none" draw:fill="none" draw:textarea-vertical-align="middle">
        <text:list-style style:name="Forestbird3_5f_-title" style:display-name="Forestbird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background" style:display-name="Forestbird3__-background" style:family="presentation">
      <style:graphic-properties draw:stroke="none" draw:fill="none" style:repeat="stretch"/>
      <style:text-properties style:letter-kerning="true"/>
    </style:style>
    <style:style style:name="Forestbird3_5f__5f_-backgroundobjects" style:display-name="Forestbird3__-backgroundobjects" style:family="presentation">
      <style:graphic-properties draw:textarea-horizontal-align="justify" draw:shadow="hidden" draw:shadow-offset-x="0.2cm" draw:shadow-offset-y="0.2cm" draw:shadow-color="#808080"/>
      <style:text-properties style:letter-kerning="true"/>
    </style:style>
    <style:style style:name="Forestbird3_5f__5f_-notes" style:display-name="Forestbird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outline1" style:display-name="Forestbird3__-outline1" style:family="presentation">
      <style:graphic-properties draw:stroke="none" draw:fill="none" draw:auto-grow-height="false" draw:fit-to-size="false" style:shrink-to-fit="true">
        <text:list-style style:name="Forestbird3_5f__5f_-outline1" style:display-name="Forestbird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outline2" style:display-name="Forestbird3__-outline2" style:family="presentation" style:parent-style-name="Forestbird3_5f__5f_-outline1">
      <style:paragraph-properties fo:margin-left="0cm" fo:margin-right="0cm" fo:margin-top="0.3cm" fo:margin-bottom="0cm" fo:text-indent="0cm"/>
      <style:text-properties fo:font-size="21pt" style:font-size-asian="21pt" style:font-size-complex="21pt"/>
    </style:style>
    <style:style style:name="Forestbird3_5f__5f_-outline3" style:display-name="Forestbird3__-outline3" style:family="presentation" style:parent-style-name="Forestbird3_5f__5f_-outline2">
      <style:paragraph-properties fo:margin-left="0cm" fo:margin-right="0cm" fo:margin-top="0.224cm" fo:margin-bottom="0cm" fo:text-indent="0cm"/>
      <style:text-properties fo:font-size="18pt" style:font-size-asian="18pt" style:font-size-complex="18pt"/>
    </style:style>
    <style:style style:name="Forestbird3_5f__5f_-outline4" style:display-name="Forestbird3__-outline4" style:family="presentation" style:parent-style-name="Forestbird3_5f__5f_-outline3">
      <style:paragraph-properties fo:margin-left="0cm" fo:margin-right="0cm" fo:margin-top="0.149cm" fo:margin-bottom="0cm" fo:text-indent="0cm"/>
      <style:text-properties fo:font-size="15pt" style:font-size-asian="15pt" style:font-size-complex="15pt"/>
    </style:style>
    <style:style style:name="Forestbird3_5f__5f_-outline5" style:display-name="Forestbird3__-outline5" style:family="presentation" style:parent-style-name="Forestbird3_5f__5f_-outline4">
      <style:paragraph-properties fo:margin-left="0cm" fo:margin-right="0cm" fo:margin-top="0.074cm" fo:margin-bottom="0cm" fo:text-indent="0cm"/>
    </style:style>
    <style:style style:name="Forestbird3_5f__5f_-outline6" style:display-name="Forestbird3__-outline6" style:family="presentation" style:parent-style-name="Forestbird3_5f__5f_-outline5"/>
    <style:style style:name="Forestbird3_5f__5f_-outline7" style:display-name="Forestbird3__-outline7" style:family="presentation" style:parent-style-name="Forestbird3_5f__5f_-outline6"/>
    <style:style style:name="Forestbird3_5f__5f_-outline8" style:display-name="Forestbird3__-outline8" style:family="presentation" style:parent-style-name="Forestbird3_5f__5f_-outline7"/>
    <style:style style:name="Forestbird3_5f__5f_-outline9" style:display-name="Forestbird3__-outline9" style:family="presentation" style:parent-style-name="Forestbird3_5f__5f_-outline8"/>
    <style:style style:name="Forestbird3_5f__5f_-subtitle" style:display-name="Forestbird3__-subtitle" style:family="presentation">
      <style:graphic-properties draw:stroke="none" draw:fill="none" draw:textarea-vertical-align="middle">
        <text:list-style style:name="Forestbird3_5f__5f_-subtitle" style:display-name="Forestbird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title" style:display-name="Forestbird3__-title" style:family="presentation">
      <style:graphic-properties draw:stroke="none" draw:fill="none" draw:textarea-vertical-align="middle">
        <text:list-style style:name="Forestbird3_5f__5f_-title" style:display-name="Forestbird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background" style:display-name="Forestbird3___-background" style:family="presentation">
      <style:graphic-properties draw:stroke="none" draw:fill="none" style:repeat="stretch"/>
      <style:text-properties style:letter-kerning="true"/>
    </style:style>
    <style:style style:name="Forestbird3_5f__5f__5f_-backgroundobjects" style:display-name="Forestbird3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notes" style:display-name="Forestbird3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outline1" style:display-name="Forestbird3___-outline1" style:family="presentation">
      <style:graphic-properties draw:stroke="none" draw:fill="none" draw:auto-grow-height="false" draw:fit-to-size="false" style:shrink-to-fit="true">
        <text:list-style style:name="Forestbird3_5f__5f__5f_-outline1" style:display-name="Forestbird3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outline2" style:display-name="Forestbird3___-outline2" style:family="presentation" style:parent-style-name="Forestbird3_5f__5f__5f_-outline1">
      <style:paragraph-properties fo:margin-left="0cm" fo:margin-right="0cm" fo:margin-top="0.3cm" fo:margin-bottom="0cm" fo:text-indent="0cm"/>
      <style:text-properties fo:font-size="21pt" style:font-size-asian="21pt" style:font-size-complex="21pt"/>
    </style:style>
    <style:style style:name="Forestbird3_5f__5f__5f_-outline3" style:display-name="Forestbird3___-outline3" style:family="presentation" style:parent-style-name="Forestbird3_5f__5f__5f_-outline2">
      <style:paragraph-properties fo:margin-left="0cm" fo:margin-right="0cm" fo:margin-top="0.224cm" fo:margin-bottom="0cm" fo:text-indent="0cm"/>
      <style:text-properties fo:font-size="18pt" style:font-size-asian="18pt" style:font-size-complex="18pt"/>
    </style:style>
    <style:style style:name="Forestbird3_5f__5f__5f_-outline4" style:display-name="Forestbird3___-outline4" style:family="presentation" style:parent-style-name="Forestbird3_5f__5f__5f_-outline3">
      <style:paragraph-properties fo:margin-left="0cm" fo:margin-right="0cm" fo:margin-top="0.149cm" fo:margin-bottom="0cm" fo:text-indent="0cm"/>
      <style:text-properties fo:font-size="15pt" style:font-size-asian="15pt" style:font-size-complex="15pt"/>
    </style:style>
    <style:style style:name="Forestbird3_5f__5f__5f_-outline5" style:display-name="Forestbird3___-outline5" style:family="presentation" style:parent-style-name="Forestbird3_5f__5f__5f_-outline4">
      <style:paragraph-properties fo:margin-left="0cm" fo:margin-right="0cm" fo:margin-top="0.074cm" fo:margin-bottom="0cm" fo:text-indent="0cm"/>
    </style:style>
    <style:style style:name="Forestbird3_5f__5f__5f_-outline6" style:display-name="Forestbird3___-outline6" style:family="presentation" style:parent-style-name="Forestbird3_5f__5f__5f_-outline5"/>
    <style:style style:name="Forestbird3_5f__5f__5f_-outline7" style:display-name="Forestbird3___-outline7" style:family="presentation" style:parent-style-name="Forestbird3_5f__5f__5f_-outline6"/>
    <style:style style:name="Forestbird3_5f__5f__5f_-outline8" style:display-name="Forestbird3___-outline8" style:family="presentation" style:parent-style-name="Forestbird3_5f__5f__5f_-outline7"/>
    <style:style style:name="Forestbird3_5f__5f__5f_-outline9" style:display-name="Forestbird3___-outline9" style:family="presentation" style:parent-style-name="Forestbird3_5f__5f__5f_-outline8"/>
    <style:style style:name="Forestbird3_5f__5f__5f_-subtitle" style:display-name="Forestbird3___-subtitle" style:family="presentation">
      <style:graphic-properties draw:stroke="none" draw:fill="none" draw:textarea-vertical-align="middle">
        <text:list-style style:name="Forestbird3_5f__5f__5f_-subtitle" style:display-name="Forestbird3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title" style:display-name="Forestbird3___-title" style:family="presentation">
      <style:graphic-properties draw:stroke="none" draw:fill="none" draw:textarea-vertical-align="middle">
        <text:list-style style:name="Forestbird3_5f__5f__5f_-title" style:display-name="Forestbird3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background" style:display-name="Forestbird3____-background" style:family="presentation">
      <style:graphic-properties draw:stroke="none" draw:fill="none" style:repeat="stretch"/>
      <style:text-properties style:letter-kerning="true"/>
    </style:style>
    <style:style style:name="Forestbird3_5f__5f__5f__5f_-backgroundobjects" style:display-name="Forestbird3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notes" style:display-name="Forestbird3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outline1" style:display-name="Forestbird3____-outline1" style:family="presentation">
      <style:graphic-properties draw:stroke="none" draw:fill="none" draw:auto-grow-height="false" draw:fit-to-size="false" style:shrink-to-fit="true">
        <text:list-style style:name="Forestbird3_5f__5f__5f__5f_-outline1" style:display-name="Forestbird3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outline2" style:display-name="Forestbird3____-outline2" style:family="presentation" style:parent-style-name="Forestbird3_5f__5f__5f__5f_-outline1">
      <style:paragraph-properties fo:margin-left="0cm" fo:margin-right="0cm" fo:margin-top="0.3cm" fo:margin-bottom="0cm" fo:text-indent="0cm"/>
      <style:text-properties fo:font-size="21pt" style:font-size-asian="21pt" style:font-size-complex="21pt"/>
    </style:style>
    <style:style style:name="Forestbird3_5f__5f__5f__5f_-outline3" style:display-name="Forestbird3____-outline3" style:family="presentation" style:parent-style-name="Forestbird3_5f__5f__5f__5f_-outline2">
      <style:paragraph-properties fo:margin-left="0cm" fo:margin-right="0cm" fo:margin-top="0.224cm" fo:margin-bottom="0cm" fo:text-indent="0cm"/>
      <style:text-properties fo:font-size="18pt" style:font-size-asian="18pt" style:font-size-complex="18pt"/>
    </style:style>
    <style:style style:name="Forestbird3_5f__5f__5f__5f_-outline4" style:display-name="Forestbird3____-outline4" style:family="presentation" style:parent-style-name="Forestbird3_5f__5f__5f__5f_-outline3">
      <style:paragraph-properties fo:margin-left="0cm" fo:margin-right="0cm" fo:margin-top="0.149cm" fo:margin-bottom="0cm" fo:text-indent="0cm"/>
      <style:text-properties fo:font-size="15pt" style:font-size-asian="15pt" style:font-size-complex="15pt"/>
    </style:style>
    <style:style style:name="Forestbird3_5f__5f__5f__5f_-outline5" style:display-name="Forestbird3____-outline5" style:family="presentation" style:parent-style-name="Forestbird3_5f__5f__5f__5f_-outline4">
      <style:paragraph-properties fo:margin-left="0cm" fo:margin-right="0cm" fo:margin-top="0.074cm" fo:margin-bottom="0cm" fo:text-indent="0cm"/>
    </style:style>
    <style:style style:name="Forestbird3_5f__5f__5f__5f_-outline6" style:display-name="Forestbird3____-outline6" style:family="presentation" style:parent-style-name="Forestbird3_5f__5f__5f__5f_-outline5"/>
    <style:style style:name="Forestbird3_5f__5f__5f__5f_-outline7" style:display-name="Forestbird3____-outline7" style:family="presentation" style:parent-style-name="Forestbird3_5f__5f__5f__5f_-outline6"/>
    <style:style style:name="Forestbird3_5f__5f__5f__5f_-outline8" style:display-name="Forestbird3____-outline8" style:family="presentation" style:parent-style-name="Forestbird3_5f__5f__5f__5f_-outline7"/>
    <style:style style:name="Forestbird3_5f__5f__5f__5f_-outline9" style:display-name="Forestbird3____-outline9" style:family="presentation" style:parent-style-name="Forestbird3_5f__5f__5f__5f_-outline8"/>
    <style:style style:name="Forestbird3_5f__5f__5f__5f_-subtitle" style:display-name="Forestbird3____-subtitle" style:family="presentation">
      <style:graphic-properties draw:stroke="none" draw:fill="none" draw:textarea-vertical-align="middle">
        <text:list-style style:name="Forestbird3_5f__5f__5f__5f_-subtitle" style:display-name="Forestbird3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title" style:display-name="Forestbird3____-title" style:family="presentation">
      <style:graphic-properties draw:stroke="none" draw:fill="none" draw:textarea-vertical-align="middle">
        <text:list-style style:name="Forestbird3_5f__5f__5f__5f_-title" style:display-name="Forestbird3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background" style:display-name="Forestbird3_____-background" style:family="presentation">
      <style:graphic-properties draw:stroke="none" draw:fill="none" style:repeat="stretch"/>
      <style:text-properties style:letter-kerning="true"/>
    </style:style>
    <style:style style:name="Forestbird3_5f__5f__5f__5f__5f_-backgroundobjects" style:display-name="Forestbird3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notes" style:display-name="Forestbird3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outline1" style:display-name="Forestbird3_____-outline1" style:family="presentation">
      <style:graphic-properties draw:stroke="none" draw:fill="none" draw:auto-grow-height="false" draw:fit-to-size="false" style:shrink-to-fit="true">
        <text:list-style style:name="Forestbird3_5f__5f__5f__5f__5f_-outline1" style:display-name="Forestbird3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outline2" style:display-name="Forestbird3_____-outline2" style:family="presentation" style:parent-style-name="Forestbird3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outline3" style:display-name="Forestbird3_____-outline3" style:family="presentation" style:parent-style-name="Forestbird3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outline4" style:display-name="Forestbird3_____-outline4" style:family="presentation" style:parent-style-name="Forestbird3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outline5" style:display-name="Forestbird3_____-outline5" style:family="presentation" style:parent-style-name="Forestbird3_5f__5f__5f__5f__5f_-outline4">
      <style:paragraph-properties fo:margin-left="0cm" fo:margin-right="0cm" fo:margin-top="0.074cm" fo:margin-bottom="0cm" fo:text-indent="0cm"/>
    </style:style>
    <style:style style:name="Forestbird3_5f__5f__5f__5f__5f_-outline6" style:display-name="Forestbird3_____-outline6" style:family="presentation" style:parent-style-name="Forestbird3_5f__5f__5f__5f__5f_-outline5"/>
    <style:style style:name="Forestbird3_5f__5f__5f__5f__5f_-outline7" style:display-name="Forestbird3_____-outline7" style:family="presentation" style:parent-style-name="Forestbird3_5f__5f__5f__5f__5f_-outline6"/>
    <style:style style:name="Forestbird3_5f__5f__5f__5f__5f_-outline8" style:display-name="Forestbird3_____-outline8" style:family="presentation" style:parent-style-name="Forestbird3_5f__5f__5f__5f__5f_-outline7"/>
    <style:style style:name="Forestbird3_5f__5f__5f__5f__5f_-outline9" style:display-name="Forestbird3_____-outline9" style:family="presentation" style:parent-style-name="Forestbird3_5f__5f__5f__5f__5f_-outline8"/>
    <style:style style:name="Forestbird3_5f__5f__5f__5f__5f_-subtitle" style:display-name="Forestbird3_____-subtitle" style:family="presentation">
      <style:graphic-properties draw:stroke="none" draw:fill="none" draw:textarea-vertical-align="middle">
        <text:list-style style:name="Forestbird3_5f__5f__5f__5f__5f_-subtitle" style:display-name="Forestbird3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title" style:display-name="Forestbird3_____-title" style:family="presentation">
      <style:graphic-properties draw:stroke="none" draw:fill="none" draw:textarea-vertical-align="middle">
        <text:list-style style:name="Forestbird3_5f__5f__5f__5f__5f_-title" style:display-name="Forestbird3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background" style:display-name="Forestbird3______-background" style:family="presentation">
      <style:graphic-properties draw:stroke="none" draw:fill="none" style:repeat="stretch"/>
      <style:text-properties style:letter-kerning="true"/>
    </style:style>
    <style:style style:name="Forestbird3_5f__5f__5f__5f__5f__5f_-backgroundobjects" style:display-name="Forestbird3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notes" style:display-name="Forestbird3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outline1" style:display-name="Forestbird3______-outline1" style:family="presentation">
      <style:graphic-properties draw:stroke="none" draw:fill="none" draw:auto-grow-height="false" draw:fit-to-size="false" style:shrink-to-fit="true">
        <text:list-style style:name="Forestbird3_5f__5f__5f__5f__5f__5f_-outline1" style:display-name="Forestbird3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outline2" style:display-name="Forestbird3______-outline2" style:family="presentation" style:parent-style-name="Forestbird3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outline3" style:display-name="Forestbird3______-outline3" style:family="presentation" style:parent-style-name="Forestbird3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outline4" style:display-name="Forestbird3______-outline4" style:family="presentation" style:parent-style-name="Forestbird3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outline5" style:display-name="Forestbird3______-outline5" style:family="presentation" style:parent-style-name="Forestbird3_5f__5f__5f__5f__5f__5f_-outline4">
      <style:paragraph-properties fo:margin-left="0cm" fo:margin-right="0cm" fo:margin-top="0.074cm" fo:margin-bottom="0cm" fo:text-indent="0cm"/>
    </style:style>
    <style:style style:name="Forestbird3_5f__5f__5f__5f__5f__5f_-outline6" style:display-name="Forestbird3______-outline6" style:family="presentation" style:parent-style-name="Forestbird3_5f__5f__5f__5f__5f__5f_-outline5"/>
    <style:style style:name="Forestbird3_5f__5f__5f__5f__5f__5f_-outline7" style:display-name="Forestbird3______-outline7" style:family="presentation" style:parent-style-name="Forestbird3_5f__5f__5f__5f__5f__5f_-outline6"/>
    <style:style style:name="Forestbird3_5f__5f__5f__5f__5f__5f_-outline8" style:display-name="Forestbird3______-outline8" style:family="presentation" style:parent-style-name="Forestbird3_5f__5f__5f__5f__5f__5f_-outline7"/>
    <style:style style:name="Forestbird3_5f__5f__5f__5f__5f__5f_-outline9" style:display-name="Forestbird3______-outline9" style:family="presentation" style:parent-style-name="Forestbird3_5f__5f__5f__5f__5f__5f_-outline8"/>
    <style:style style:name="Forestbird3_5f__5f__5f__5f__5f__5f_-subtitle" style:display-name="Forestbird3______-subtitle" style:family="presentation">
      <style:graphic-properties draw:stroke="none" draw:fill="none" draw:textarea-vertical-align="middle">
        <text:list-style style:name="Forestbird3_5f__5f__5f__5f__5f__5f_-subtitle" style:display-name="Forestbird3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title" style:display-name="Forestbird3______-title" style:family="presentation">
      <style:graphic-properties draw:stroke="none" draw:fill="none" draw:textarea-vertical-align="middle">
        <text:list-style style:name="Forestbird3_5f__5f__5f__5f__5f__5f_-title" style:display-name="Forestbird3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restbird3_5f__5f__5f__5f__5f__5f__5f_-background" style:display-name="Forestbird3_______-background" style:family="presentation">
      <style:graphic-properties draw:stroke="none" draw:fill="none" style:repeat="stretch"/>
      <style:text-properties style:letter-kerning="true"/>
    </style:style>
    <style:style style:name="Forestbird3_5f__5f__5f__5f__5f__5f__5f_-backgroundobjects" style:display-name="Forestbird3_______-backgroundobjects" style:family="presentation">
      <style:graphic-properties draw:textarea-horizontal-align="justify" draw:shadow="hidden" draw:shadow-offset-x="0.2cm" draw:shadow-offset-y="0.2cm" draw:shadow-color="#808080"/>
      <style:text-properties style:letter-kerning="true"/>
    </style:style>
    <style:style style:name="Forestbird3_5f__5f__5f__5f__5f__5f__5f_-notes" style:display-name="Forestbird3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restbird3_5f__5f__5f__5f__5f__5f__5f_-outline1" style:display-name="Forestbird3_______-outline1" style:family="presentation">
      <style:graphic-properties draw:stroke="none" draw:fill="none" draw:auto-grow-height="false" draw:fit-to-size="false" style:shrink-to-fit="true">
        <text:list-style style:name="Forestbird3_5f__5f__5f__5f__5f__5f__5f_-outline1" style:display-name="Forestbird3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restbird3_5f__5f__5f__5f__5f__5f__5f_-outline2" style:display-name="Forestbird3_______-outline2" style:family="presentation" style:parent-style-name="Forestbird3_5f__5f__5f__5f__5f__5f__5f_-outline1">
      <style:paragraph-properties fo:margin-left="0cm" fo:margin-right="0cm" fo:margin-top="0.3cm" fo:margin-bottom="0cm" fo:text-indent="0cm"/>
      <style:text-properties fo:font-size="21pt" style:font-size-asian="21pt" style:font-size-complex="21pt"/>
    </style:style>
    <style:style style:name="Forestbird3_5f__5f__5f__5f__5f__5f__5f_-outline3" style:display-name="Forestbird3_______-outline3" style:family="presentation" style:parent-style-name="Forestbird3_5f__5f__5f__5f__5f__5f__5f_-outline2">
      <style:paragraph-properties fo:margin-left="0cm" fo:margin-right="0cm" fo:margin-top="0.224cm" fo:margin-bottom="0cm" fo:text-indent="0cm"/>
      <style:text-properties fo:font-size="18pt" style:font-size-asian="18pt" style:font-size-complex="18pt"/>
    </style:style>
    <style:style style:name="Forestbird3_5f__5f__5f__5f__5f__5f__5f_-outline4" style:display-name="Forestbird3_______-outline4" style:family="presentation" style:parent-style-name="Forestbird3_5f__5f__5f__5f__5f__5f__5f_-outline3">
      <style:paragraph-properties fo:margin-left="0cm" fo:margin-right="0cm" fo:margin-top="0.149cm" fo:margin-bottom="0cm" fo:text-indent="0cm"/>
      <style:text-properties fo:font-size="15pt" style:font-size-asian="15pt" style:font-size-complex="15pt"/>
    </style:style>
    <style:style style:name="Forestbird3_5f__5f__5f__5f__5f__5f__5f_-outline5" style:display-name="Forestbird3_______-outline5" style:family="presentation" style:parent-style-name="Forestbird3_5f__5f__5f__5f__5f__5f__5f_-outline4">
      <style:paragraph-properties fo:margin-left="0cm" fo:margin-right="0cm" fo:margin-top="0.074cm" fo:margin-bottom="0cm" fo:text-indent="0cm"/>
    </style:style>
    <style:style style:name="Forestbird3_5f__5f__5f__5f__5f__5f__5f_-outline6" style:display-name="Forestbird3_______-outline6" style:family="presentation" style:parent-style-name="Forestbird3_5f__5f__5f__5f__5f__5f__5f_-outline5"/>
    <style:style style:name="Forestbird3_5f__5f__5f__5f__5f__5f__5f_-outline7" style:display-name="Forestbird3_______-outline7" style:family="presentation" style:parent-style-name="Forestbird3_5f__5f__5f__5f__5f__5f__5f_-outline6"/>
    <style:style style:name="Forestbird3_5f__5f__5f__5f__5f__5f__5f_-outline8" style:display-name="Forestbird3_______-outline8" style:family="presentation" style:parent-style-name="Forestbird3_5f__5f__5f__5f__5f__5f__5f_-outline7"/>
    <style:style style:name="Forestbird3_5f__5f__5f__5f__5f__5f__5f_-outline9" style:display-name="Forestbird3_______-outline9" style:family="presentation" style:parent-style-name="Forestbird3_5f__5f__5f__5f__5f__5f__5f_-outline8"/>
    <style:style style:name="Forestbird3_5f__5f__5f__5f__5f__5f__5f_-subtitle" style:display-name="Forestbird3_______-subtitle" style:family="presentation">
      <style:graphic-properties draw:stroke="none" draw:fill="none" draw:textarea-vertical-align="middle">
        <text:list-style style:name="Forestbird3_5f__5f__5f__5f__5f__5f__5f_-subtitle" style:display-name="Forestbird3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restbird3_5f__5f__5f__5f__5f__5f__5f_-title" style:display-name="Forestbird3_______-title" style:family="presentation">
      <style:graphic-properties draw:stroke="none" draw:fill="none" draw:textarea-vertical-align="middle">
        <text:list-style style:name="Forestbird3_5f__5f__5f__5f__5f__5f__5f_-title" style:display-name="Forestbird3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solid" draw:fill-color="#9ecf6c" draw:textarea-vertical-align="middle" draw:auto-grow-height="false" fo:min-height="1.75cm" fo:min-width="28cm"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2" svg:stroke-width="0cm" draw:stroke-linejoin="none" svg:stroke-linecap="butt" draw:fill="solid" draw:fill-color="#74b531" draw:textarea-horizontal-align="center" draw:textarea-vertical-align="middle" loext:decorative="false"/>
    </style:style>
    <style:style style:name="Mgr6" style:family="graphic" style:parent-style-name="standard">
      <style:graphic-properties draw:stroke="none" draw:fill="solid" draw:fill-color="#9ecf6c" draw:textarea-vertical-align="middle" draw:auto-grow-height="false" fo:min-height="1.5cm" fo:min-width="27.5cm" loext:decorative="false"/>
    </style:style>
    <style:style style:name="Mpr1" style:family="presentation" style:parent-style-name="Forestbi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Forestbird-backgroundobjects">
      <style:graphic-properties draw:stroke="none" draw:fill="solid" draw:fill-color="#74b531" draw:auto-grow-height="false" fo:min-height="1.449cm" loext:decorative="false"/>
      <style:paragraph-properties style:writing-mode="lr-tb"/>
    </style:style>
    <style:style style:name="Mpr3" style:family="presentation" style:parent-style-name="Forestbird-backgroundobjects">
      <style:graphic-properties draw:stroke="none" draw:fill="none" draw:fill-color="#ffffff" draw:auto-grow-height="false" fo:min-height="1.485cm" loext:decorative="false"/>
      <style:paragraph-properties style:writing-mode="lr-tb"/>
    </style:style>
    <style:style style:name="Mpr4" style:family="presentation" style:parent-style-name="Forestbird-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Forestbird1-backgroundobjects">
      <style:graphic-properties draw:stroke="none" draw:fill="none" draw:fill-color="#ffffff" draw:auto-grow-height="false" fo:min-height="1.449cm" loext:decorative="false"/>
      <style:paragraph-properties style:writing-mode="lr-tb"/>
    </style:style>
    <style:style style:name="Mpr6" style:family="presentation" style:parent-style-name="Forestbird1-backgroundobjects">
      <style:graphic-properties draw:stroke="none" draw:fill="none" draw:fill-color="#ffffff" draw:auto-grow-height="false" fo:min-height="1.485cm" loext:decorative="false"/>
      <style:paragraph-properties style:writing-mode="lr-tb"/>
    </style:style>
    <style:style style:name="Mpr7" style:family="presentation" style:parent-style-name="Forestbird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Forestbird2-backgroundobjects">
      <style:graphic-properties draw:stroke="none" draw:fill="none" draw:fill-color="#ffffff" draw:auto-grow-height="false" fo:min-height="1.449cm" loext:decorative="false"/>
      <style:paragraph-properties style:writing-mode="lr-tb"/>
    </style:style>
    <style:style style:name="Mpr9" style:family="presentation" style:parent-style-name="Forestbird2-backgroundobjects">
      <style:graphic-properties draw:stroke="none" draw:fill="none" draw:fill-color="#ffffff" draw:auto-grow-height="false" fo:min-height="1.485cm" loext:decorative="false"/>
      <style:paragraph-properties style:writing-mode="lr-tb"/>
    </style:style>
    <style:style style:name="Mpr10" style:family="presentation" style:parent-style-name="Forestbird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Forestbird3-backgroundobjects">
      <style:graphic-properties draw:stroke="none" draw:fill="none" draw:fill-color="#ffffff" draw:auto-grow-height="false" fo:min-height="1.449cm" loext:decorative="false"/>
      <style:paragraph-properties style:writing-mode="lr-tb"/>
    </style:style>
    <style:style style:name="Mpr12" style:family="presentation" style:parent-style-name="Forestbird3-backgroundobjects">
      <style:graphic-properties draw:stroke="none" draw:fill="none" draw:fill-color="#ffffff" draw:auto-grow-height="false" fo:min-height="1.485cm" loext:decorative="false"/>
      <style:paragraph-properties style:writing-mode="lr-tb"/>
    </style:style>
    <style:style style:name="Mpr13" style:family="presentation" style:parent-style-name="Forestbird3-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Forestbird3_5f_-backgroundobjects">
      <style:graphic-properties draw:stroke="none" draw:fill="none" draw:fill-color="#ffffff" draw:auto-grow-height="false" fo:min-height="1.449cm" loext:decorative="false"/>
      <style:paragraph-properties style:writing-mode="lr-tb"/>
    </style:style>
    <style:style style:name="Mpr15" style:family="presentation" style:parent-style-name="Forestbird3_5f_-backgroundobjects">
      <style:graphic-properties draw:stroke="none" draw:fill="none" draw:fill-color="#ffffff" draw:auto-grow-height="false" fo:min-height="1.485cm" loext:decorative="false"/>
      <style:paragraph-properties style:writing-mode="lr-tb"/>
    </style:style>
    <style:style style:name="Mpr16" style:family="presentation" style:parent-style-name="Forestbird3_5f_-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Forestbird3_5f__5f_-backgroundobjects">
      <style:graphic-properties draw:stroke="none" draw:fill="none" draw:fill-color="#ffffff" draw:auto-grow-height="false" fo:min-height="1.449cm" loext:decorative="false"/>
      <style:paragraph-properties style:writing-mode="lr-tb"/>
    </style:style>
    <style:style style:name="Mpr18" style:family="presentation" style:parent-style-name="Forestbird3_5f__5f_-backgroundobjects">
      <style:graphic-properties draw:stroke="none" draw:fill="none" draw:fill-color="#ffffff" draw:auto-grow-height="false" fo:min-height="1.485cm" loext:decorative="false"/>
      <style:paragraph-properties style:writing-mode="lr-tb"/>
    </style:style>
    <style:style style:name="Mpr19" style:family="presentation" style:parent-style-name="Forestbird3_5f__5f_-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Forestbird3_5f__5f__5f_-backgroundobjects">
      <style:graphic-properties draw:stroke="none" draw:fill="none" draw:fill-color="#ffffff" draw:auto-grow-height="false" fo:min-height="1.449cm" loext:decorative="false"/>
      <style:paragraph-properties style:writing-mode="lr-tb"/>
    </style:style>
    <style:style style:name="Mpr21" style:family="presentation" style:parent-style-name="Forestbird3_5f__5f_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Forestbird3_5f_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Forestbird3_5f__5f__5f__5f_-backgroundobjects">
      <style:graphic-properties draw:stroke="none" draw:fill="none" draw:fill-color="#ffffff" draw:auto-grow-height="false" fo:min-height="1.449cm" loext:decorative="false"/>
      <style:paragraph-properties style:writing-mode="lr-tb"/>
    </style:style>
    <style:style style:name="Mpr24" style:family="presentation" style:parent-style-name="Forestbird3_5f__5f__5f__5f_-backgroundobjects">
      <style:graphic-properties draw:stroke="none" draw:fill="none" draw:fill-color="#ffffff" draw:auto-grow-height="false" fo:min-height="1.485cm" loext:decorative="false"/>
      <style:paragraph-properties style:writing-mode="lr-tb"/>
    </style:style>
    <style:style style:name="Mpr25" style:family="presentation" style:parent-style-name="Forestbird3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Forestbird3_5f__5f__5f__5f__5f_-backgroundobjects">
      <style:graphic-properties draw:stroke="none" draw:fill="none" draw:fill-color="#ffffff" draw:auto-grow-height="false" fo:min-height="1.449cm" loext:decorative="false"/>
      <style:paragraph-properties style:writing-mode="lr-tb"/>
    </style:style>
    <style:style style:name="Mpr27" style:family="presentation" style:parent-style-name="Forestbird3_5f__5f__5f__5f__5f_-backgroundobjects">
      <style:graphic-properties draw:stroke="none" draw:fill="none" draw:fill-color="#ffffff" draw:auto-grow-height="false" fo:min-height="1.485cm" loext:decorative="false"/>
      <style:paragraph-properties style:writing-mode="lr-tb"/>
    </style:style>
    <style:style style:name="Mpr28" style:family="presentation" style:parent-style-name="Forestbird3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Forestbird3_5f__5f__5f__5f__5f__5f_-backgroundobjects">
      <style:graphic-properties draw:stroke="none" draw:fill="none" draw:fill-color="#ffffff" draw:auto-grow-height="false" fo:min-height="1.449cm" loext:decorative="false"/>
      <style:paragraph-properties style:writing-mode="lr-tb"/>
    </style:style>
    <style:style style:name="Mpr30" style:family="presentation" style:parent-style-name="Forestbird3_5f__5f__5f__5f__5f__5f_-backgroundobjects">
      <style:graphic-properties draw:stroke="none" draw:fill="none" draw:fill-color="#ffffff" draw:auto-grow-height="false" fo:min-height="1.485cm" loext:decorative="false"/>
      <style:paragraph-properties style:writing-mode="lr-tb"/>
    </style:style>
    <style:style style:name="Mpr31" style:family="presentation" style:parent-style-name="Forestbird3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restbird3_5f__5f__5f__5f__5f__5f__5f_-backgroundobjects">
      <style:graphic-properties draw:stroke="none" draw:fill="none" draw:fill-color="#ffffff" draw:auto-grow-height="false" fo:min-height="1.449cm" loext:decorative="false"/>
      <style:paragraph-properties style:writing-mode="lr-tb"/>
    </style:style>
    <style:style style:name="Mpr33" style:family="presentation" style:parent-style-name="Forestbird3_5f__5f__5f__5f__5f__5f__5f_-backgroundobjects">
      <style:graphic-properties draw:stroke="none" draw:fill="none" draw:fill-color="#ffffff" draw:auto-grow-height="false" fo:min-height="1.485cm" loext:decorative="false"/>
      <style:paragraph-properties style:writing-mode="lr-tb"/>
    </style:style>
    <style:style style:name="Mpr34" style:family="presentation" style:parent-style-name="Forestbird3_5f__5f__5f__5f__5f__5f_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solid" draw:fill-color="#74b531"/>
      <style:paragraph-properties fo:text-align="center"/>
      <style:text-properties fo:font-size="14pt" style:font-size-asian="14pt" style:font-size-complex="14pt"/>
    </style:style>
    <style:style style:name="MP7" style:family="paragraph">
      <loext:graphic-properties draw:fill="solid" draw:fill-color="#9ecf6c"/>
      <style:paragraph-properties fo:text-align="center"/>
    </style:style>
    <style:style style:name="MP8" style:family="paragraph">
      <loext:graphic-properties draw:fill="solid" draw:fill-color="#74b531"/>
      <style:paragraph-properties fo:text-align="center"/>
    </style:style>
    <style:style style:name="MP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Forestbi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Forestbird-title" draw:layer="backgroundobjects" svg:width="25cm" svg:height="2.5cm" svg:x="1.5cm" svg:y="0.5cm" presentation:class="title" presentation:placeholder="true">
        <draw:text-box/>
      </draw:frame>
      <draw:frame presentation:style-name="Forestbird-outline1" draw:layer="backgroundobjects" svg:width="25cm" svg:height="9.5cm" svg:x="1.5cm" svg:y="3.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2"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g draw:style-name="Mgr4">
        <draw:path draw:style-name="Mgr5" draw:text-style-name="MP8" draw:layer="backgroundobjects" svg:width="0.246cm" svg:height="0.269cm" svg:x="8.738cm" svg:y="14.341cm" svg:viewBox="0 0 247 270" svg:d="M247 135c0 24-6 47-17 68-11 20-26 37-45 49s-40 18-61 18c-22 0-43-6-62-18s-34-29-45-49c-11-21-17-44-17-68s6-47 17-68c11-20 26-37 45-49s40-18 62-18c21 0 42 6 61 18s34 29 45 49c11 21 17 44 17 68z">
          <text:p/>
        </draw:path>
        <draw:path draw:style-name="Mgr5" draw:text-style-name="MP8" draw:layer="backgroundobjects" svg:width="0.426cm" svg:height="0.537cm" svg:x="8.468cm" svg:y="14.31cm" svg:viewBox="0 0 427 538" svg:d="M403 452c92-348-102-301-153-452-73 36-146 71-219 107 0-3-67 333-3 407 50 55 356 9 375-62z">
          <text:p/>
        </draw:path>
        <draw:path draw:style-name="Mgr5" draw:text-style-name="MP8" draw:layer="backgroundobjects" svg:width="0.252cm" svg:height="0.13cm" svg:x="8.498cm" svg:y="14.61cm" svg:viewBox="0 0 253 131" svg:d="M34 63c18-19 40-37 65-46 49-22 105-22 154-3-53 0-99 3-145 24-21 9-43 22-61 37-16 16-34 34-47 56 4-25 15-50 34-68z">
          <text:p/>
        </draw:path>
        <draw:path draw:style-name="Mgr5" draw:text-style-name="MP8" draw:layer="backgroundobjects" svg:width="0.363cm" svg:height="0.654cm" svg:x="8.188cm" svg:y="14.267cm" svg:viewBox="0 0 364 655" svg:d="M290 615c74-77 71-418 74-588-105-9-210-18-314-27-3 0-89 541-28 615 46 55 216 52 268 0z">
          <text:p/>
        </draw:path>
        <draw:path draw:style-name="Mgr5" draw:text-style-name="MP8" draw:layer="backgroundobjects" svg:width="0.363cm" svg:height="0.654cm" svg:x="7.869cm" svg:y="14.267cm" svg:viewBox="0 0 364 655" svg:d="M74 615c-74-77-71-418-74-588 105-9 209-18 314-27 9 205 89 541 27 615-46 55-215 52-267 0z">
          <text:p/>
        </draw:path>
        <draw:path draw:style-name="Mgr5" draw:text-style-name="MP8" draw:layer="backgroundobjects" svg:width="0.024cm" svg:height="0.264cm" svg:x="8.198cm" svg:y="14.617cm" svg:viewBox="0 0 25 265" svg:d="M0 133c0-43 3-89 12-133 9 44 13 90 13 133-4 46-4 89-13 132-9-43-12-89-12-132z">
          <text:p/>
        </draw:path>
        <draw:path draw:style-name="Mgr5" draw:text-style-name="MP8" draw:layer="backgroundobjects" svg:width="0.553cm" svg:height="0.534cm" svg:x="7.933cm" svg:y="14.242cm" svg:viewBox="0 0 554 535" svg:d="M277 535c-92-95-277-145-277-283 0-139 123-252 277-252s277 113 277 252c0 138-185 188-277 283z">
          <text:p/>
        </draw:path>
        <draw:path draw:style-name="Mgr5" draw:text-style-name="MP8" draw:layer="backgroundobjects" svg:width="0.416cm" svg:height="0.808cm" svg:x="8.425cm" svg:y="13.077cm" svg:viewBox="0 0 417 809" svg:d="M37 354c-16 323-25 275-37 412 57 14 115 29 172 43 71-123-9-31 212-369 80-126-6-422-55-440-31-9-286 188-292 354z">
          <text:p/>
        </draw:path>
        <draw:path draw:style-name="Mgr5" draw:text-style-name="MP8" draw:layer="backgroundobjects" svg:width="0.302cm" svg:height="0.639cm" svg:x="8.458cm" svg:y="13.239cm" svg:viewBox="0 0 303 640" svg:d="M77 210c-58 313-51 268-77 402 38 10 76 19 114 28 55-127 0-22 166-382 44-91 19-242-27-257-31-9-151 80-176 209z">
          <text:p/>
        </draw:path>
        <draw:path draw:style-name="Mgr5" draw:text-style-name="MP8" draw:layer="backgroundobjects" svg:width="0.418cm" svg:height="0.808cm" svg:x="7.576cm" svg:y="13.077cm" svg:viewBox="0 0 419 809" svg:d="M382 354c15 323 24 275 37 412-58 14-115 29-172 43-71-123 9-31-213-369-83-126 6-422 56-440 30-9 286 188 292 354z">
          <text:p/>
        </draw:path>
        <draw:path draw:style-name="Mgr5" draw:text-style-name="MP8" draw:layer="backgroundobjects" svg:width="0.302cm" svg:height="0.642cm" svg:x="7.658cm" svg:y="13.239cm" svg:viewBox="0 0 303 643" svg:d="M226 210c59 313 51 268 77 402-37 11-74 21-111 31-56-127 0-21-169-381-43-95-22-246 28-261 30-9 150 80 175 209z">
          <text:p/>
        </draw:path>
        <draw:path draw:style-name="Mgr5" draw:text-style-name="MP8" draw:layer="backgroundobjects" svg:width="1.126cm" svg:height="0.987cm" svg:x="7.646cm" svg:y="13.569cm" svg:viewBox="0 0 1127 988" svg:d="M564 0c310 0 452 133 452 317 0 154 233 382 24 532-101 74-274 139-476 139-203 0-375-65-477-139-209-153 25-378 25-532 0-184 138-317 452-317z">
          <text:p/>
        </draw:path>
        <draw:path draw:style-name="Mgr5" draw:text-style-name="MP8" draw:layer="backgroundobjects" svg:width="0.984cm" svg:height="0.817cm" svg:x="7.714cm" svg:y="13.704cm" svg:viewBox="0 0 985 818" svg:d="M536 28c-27-37-52-37-80 0-64 83-166 262-172 410-117-16-249-10-277 52-52 122 194 328 486 328 296 0 538-206 485-328-20-62-156-68-269-52-7-148-108-327-173-410z">
          <text:p/>
        </draw:path>
        <draw:path draw:style-name="Mgr5" draw:text-style-name="MP8" draw:layer="backgroundobjects" svg:width="0.465cm" svg:height="0.168cm" svg:x="7.977cm" svg:y="14.288cm" svg:viewBox="0 0 466 169" svg:d="M372 62c-34 3-71-6-99-25-15-9-27-21-40-37-9 16-24 28-40 37-31 19-64 28-98 25-34 0-68-13-93-34-15-12 65 141 231 141s246-153 231-141c-25 18-58 31-92 34z">
          <text:p/>
        </draw:path>
        <draw:path draw:style-name="Mgr5" draw:text-style-name="MP8" draw:layer="backgroundobjects" svg:width="0.272cm" svg:height="0.324cm" svg:x="8.334cm" svg:y="13.825cm" svg:viewBox="0 0 273 325" svg:d="M95 9c92-37 154 52 169 101 25 74-6 157-15 176-7 12-74 71-225 15 3 0-37-83-19-160 30-44 10-101 90-132z">
          <text:p/>
        </draw:path>
        <draw:path draw:style-name="Mgr5" draw:text-style-name="MP8" draw:layer="backgroundobjects" svg:width="0.285cm" svg:height="0.35cm" svg:x="8.338cm" svg:y="13.807cm" svg:viewBox="0 0 286 351" svg:d="M34 57c13-16 25-28 40-37 6-6 16-10 25-13s18-6 28-6c37-6 73 13 98 37 25 25 45 60 55 96 9 37 7 76-3 113-3 19-9 37-18 53-1 2-2 4-3 6 0 3 0 6 0 9-1 1-2 2-3 3-3 3-6 6-13 9-9 7-15 10-24 13-34 12-68 12-102 9-34-6-64-15-95-31 31 6 64 16 95 16 30 0 65-4 93-16 6-3 12-6 18-12 3-3 6-3 6-6 1-2 2-4 3-6 6-16 10-31 16-47 6-33 9-67 0-98-6-31-25-59-46-80-22-22-50-37-77-34-7 0-16 0-22 3s-15 3-21 6c-16 6-28 16-37 28-22 18-37 49-47 86 0-37 13-71 34-101z">
          <text:p/>
        </draw:path>
        <draw:path draw:style-name="Mgr5" draw:text-style-name="MP8" draw:layer="backgroundobjects" svg:width="0.159cm" svg:height="0.195cm" svg:x="8.375cm" svg:y="13.902cm" svg:viewBox="0 0 160 196" svg:d="M160 98c0 17-3 34-10 49s-18 27-30 36c-13 8-26 13-40 13s-28-5-40-13c-13-9-22-21-29-36s-11-32-11-49 4-34 11-49 16-28 29-36c12-9 26-13 40-13s27 4 40 13c12 8 23 21 30 36s10 32 10 49z">
          <text:p/>
        </draw:path>
        <draw:path draw:style-name="Mgr5" draw:text-style-name="MP8" draw:layer="backgroundobjects" svg:width="0.269cm" svg:height="0.324cm" svg:x="7.813cm" svg:y="13.825cm" svg:viewBox="0 0 270 325" svg:d="M178 9c-92-37-153 52-168 101-25 74 5 157 15 176 5 12 74 71 224 15-4 0 33-83 18-160-29-44-9-101-89-132z">
          <text:p/>
        </draw:path>
        <draw:path draw:style-name="Mgr5" draw:text-style-name="MP8" draw:layer="backgroundobjects" svg:width="0.286cm" svg:height="0.345cm" svg:x="7.794cm" svg:y="13.81cm" svg:viewBox="0 0 287 346" svg:d="M241 66c-12-12-25-22-37-28-6-3-15-6-22-6-6-3-15-3-21-3-28 0-59 12-77 34-22 21-40 52-46 80-6 31-6 64 0 98 3 16 9 34 15 46 1 2 2 5 3 7 3 3 6 3 6 6 7 3 13 9 19 12 28 12 58 19 92 15 31 0 65-6 96-15-31 15-62 25-96 31s-68 3-101-9c-10-3-16-7-25-13-3-3-9-6-12-9-1-1-2-2-3-3s-2-2-3-3c0-1 0-2 0-3-1-1-2-2-4-3-6-19-12-34-18-53-9-36-9-73-3-113 9-37 31-71 55-96 28-24 62-43 99-37 9 0 18 3 27 6 10 4 16 7 25 13 15 9 28 21 40 37 22 24 34 61 37 98-9-34-22-68-46-89z">
          <text:p/>
        </draw:path>
        <draw:path draw:style-name="Mgr5" draw:text-style-name="MP8" draw:layer="backgroundobjects" svg:width="0.159cm" svg:height="0.195cm" svg:x="7.881cm" svg:y="13.902cm" svg:viewBox="0 0 160 196" svg:d="M160 98c0 17-4 34-11 49s-17 27-29 36c-12 8-26 13-40 13s-28-5-40-13c-12-9-22-21-29-36s-11-32-11-49 4-34 11-49 17-28 29-36c12-9 26-13 40-13s28 4 40 13c12 8 22 21 29 36s11 32 11 49z">
          <text:p/>
        </draw:path>
        <draw:path draw:style-name="Mgr5" draw:text-style-name="MP8" draw:layer="backgroundobjects" svg:width="0.162cm" svg:height="0.135cm" svg:x="8.127cm" svg:y="14.248cm" svg:viewBox="0 0 163 136" svg:d="M0 0c54 0 109 0 163 0 0 45 0 91 0 136-54 0-109 0-163 0 0-45 0-91 0-136z">
          <text:p/>
        </draw:path>
        <draw:path draw:style-name="Mgr5" draw:text-style-name="MP8" draw:layer="backgroundobjects" svg:width="0.615cm" svg:height="0.219cm" svg:x="7.899cm" svg:y="14.134cm" svg:viewBox="0 0 616 220" svg:d="M465 188c-31-3-61-10-86-25-25-16-43-36-46-58-7-35-15-70-22-105-7 35-14 70-21 105-6 25-22 42-46 58-25 15-56 25-87 25-33 0-64-3-92-18-28-13-52-34-65-62 4 31 22 59 50 77 27 18 67 31 104 34 40 3 77-6 111-25 19-9 31-21 43-37 12 16 28 28 43 37 34 19 74 28 111 25 37 0 77-12 105-34 27-18 49-49 49-77-6 25-31 46-59 62-27 12-61 18-92 18z">
          <text:p/>
        </draw:path>
        <draw:path draw:style-name="Mgr5" draw:text-style-name="MP8" draw:layer="backgroundobjects" svg:width="0.234cm" svg:height="0.11cm" svg:x="8.089cm" svg:y="14.094cm" svg:viewBox="0 0 235 111" svg:d="M117 0c-21 0-86 0-111 19-15 12-3 43 37 71 28 18 53 21 71 21 22 0 46-6 71-21 49-28 58-59 43-71-22-19-89-19-111-19z">
          <text:p/>
        </draw:path>
      </draw:g>
      <draw:g draw:style-name="Mgr4">
        <draw:path draw:style-name="Mgr5" draw:text-style-name="MP8" draw:layer="backgroundobjects" svg:width="0.122cm" svg:height="0.134cm" svg:x="3.648cm" svg:y="14.018cm" svg:viewBox="0 0 123 135" svg:d="M0 67c0 12 3 23 8 34 5 10 12 19 22 25 9 6 20 9 31 9s22-3 31-9 17-15 23-25c5-11 8-22 8-34 0-11-3-23-8-33-6-11-14-19-23-25s-20-9-31-9-22 3-31 9c-10 6-17 14-22 25-5 10-8 22-8 33z">
          <text:p/>
        </draw:path>
        <draw:path draw:style-name="Mgr5" draw:text-style-name="MP8" draw:layer="backgroundobjects" svg:width="0.212cm" svg:height="0.268cm" svg:x="3.692cm" svg:y="14.002cm" svg:viewBox="0 0 213 269" svg:d="M13 227c-47-174 51-151 76-227 37 18 73 36 109 54 0-1 34 166 1 203-24 28-177 5-186-30z">
          <text:p/>
        </draw:path>
        <draw:path draw:style-name="Mgr5" draw:text-style-name="MP8" draw:layer="backgroundobjects" svg:width="0.125cm" svg:height="0.064cm" svg:x="3.765cm" svg:y="14.153cm" svg:viewBox="0 0 126 65" svg:d="M109 31c-9-9-20-18-32-22-25-11-53-11-77-2 26 0 49 2 72 12 11 4 21 10 31 18 7 8 17 17 23 28-2-13-8-25-17-34z">
          <text:p/>
        </draw:path>
        <draw:path draw:style-name="Mgr5" draw:text-style-name="MP8" draw:layer="backgroundobjects" svg:width="0.18cm" svg:height="0.327cm" svg:x="3.865cm" svg:y="13.981cm" svg:viewBox="0 0 181 328" svg:d="M37 308c-37-39-36-210-37-294 52-5 105-9 157-14 1 0 44 271 13 308-23 27-107 26-133 0z">
          <text:p/>
        </draw:path>
        <draw:path draw:style-name="Mgr5" draw:text-style-name="MP8" draw:layer="backgroundobjects" svg:width="0.181cm" svg:height="0.327cm" svg:x="4.023cm" svg:y="13.981cm" svg:viewBox="0 0 182 328" svg:d="M145 308c37-39 36-210 37-294-52-5-104-9-157-14-4 103-44 271-14 308 23 27 108 26 134 0z">
          <text:p/>
        </draw:path>
        <draw:path draw:style-name="Mgr5" draw:text-style-name="MP8" draw:layer="backgroundobjects" svg:width="0.012cm" svg:height="0.132cm" svg:x="4.028cm" svg:y="14.156cm" svg:viewBox="0 0 13 133" svg:d="M13 66c0-22-2-44-7-66-4 22-6 45-6 66 2 23 2 45 6 67 5-22 7-46 7-67z">
          <text:p/>
        </draw:path>
        <draw:path draw:style-name="Mgr5" draw:text-style-name="MP8" draw:layer="backgroundobjects" svg:width="0.276cm" svg:height="0.266cm" svg:x="3.897cm" svg:y="13.969cm" svg:viewBox="0 0 277 267" svg:d="M138 267c46-47 139-72 139-141 0-70-62-126-139-126s-138 56-138 126c0 69 92 94 138 141z">
          <text:p/>
        </draw:path>
        <draw:path draw:style-name="Mgr5" draw:text-style-name="MP8" draw:layer="backgroundobjects" svg:width="0.208cm" svg:height="0.404cm" svg:x="3.718cm" svg:y="13.386cm" svg:viewBox="0 0 209 405" svg:d="M190 177c8 162 13 138 19 207-29 7-57 14-86 21-35-62 4-15-107-185-40-63 3-210 28-220 15-4 143 94 146 177z">
          <text:p/>
        </draw:path>
        <draw:path draw:style-name="Mgr5" draw:text-style-name="MP8" draw:layer="backgroundobjects" svg:width="0.15cm" svg:height="0.319cm" svg:x="3.759cm" svg:y="13.468cm" svg:viewBox="0 0 151 320" svg:d="M112 105c30 157 26 134 39 201-19 5-38 9-57 14-27-64 0-11-83-191-22-46-9-121 14-129 15-5 75 40 87 105z">
          <text:p/>
        </draw:path>
        <draw:path draw:style-name="Mgr5" draw:text-style-name="MP8" draw:layer="backgroundobjects" svg:width="0.208cm" svg:height="0.404cm" svg:x="4.142cm" svg:y="13.386cm" svg:viewBox="0 0 209 405" svg:d="M19 177c-8 162-13 138-19 207 29 7 57 14 86 21 35-62-4-15 106-185 42-63-3-210-27-220-16-4-143 94-146 177z">
          <text:p/>
        </draw:path>
        <draw:path draw:style-name="Mgr5" draw:text-style-name="MP8" draw:layer="backgroundobjects" svg:width="0.151cm" svg:height="0.321cm" svg:x="4.159cm" svg:y="13.468cm" svg:viewBox="0 0 152 322" svg:d="M38 105c-29 157-25 134-38 201 18 5 37 11 55 16 28-64 0-11 85-191 22-48 11-123-14-131-15-5-75 40-88 105z">
          <text:p/>
        </draw:path>
        <draw:path draw:style-name="Mgr5" draw:text-style-name="MP8" draw:layer="backgroundobjects" svg:width="0.562cm" svg:height="0.492cm" svg:x="3.753cm" svg:y="13.633cm" svg:viewBox="0 0 563 493" svg:d="M281 0c-154 0-225 66-225 158 0 77-117 191-12 266 51 37 136 69 237 69 102 0 188-32 239-69 104-77-12-189-12-266 0-92-70-158-227-158z">
          <text:p/>
        </draw:path>
        <draw:path draw:style-name="Mgr5" draw:text-style-name="MP8" draw:layer="backgroundobjects" svg:width="0.491cm" svg:height="0.408cm" svg:x="3.79cm" svg:y="13.7cm" svg:viewBox="0 0 492 409" svg:d="M224 13c14-17 27-17 40 0 33 42 83 131 87 205 58-8 124-5 138 26 26 61-97 165-243 165-148 0-268-104-242-165 11-31 77-34 134-26 3-74 54-163 86-205z">
          <text:p/>
        </draw:path>
        <draw:path draw:style-name="Mgr5" draw:text-style-name="MP8" draw:layer="backgroundobjects" svg:width="0.232cm" svg:height="0.083cm" svg:x="3.919cm" svg:y="13.992cm" svg:viewBox="0 0 233 84" svg:d="M47 30c17 1 36-3 49-12 8-5 14-11 20-18 5 7 13 13 20 18 16 9 33 14 50 12 17 0 33-6 46-17 7-6-33 71-116 71s-123-77-115-71c12 10 29 15 46 17z">
          <text:p/>
        </draw:path>
        <draw:path draw:style-name="Mgr5" draw:text-style-name="MP8" draw:layer="backgroundobjects" svg:width="0.135cm" svg:height="0.161cm" svg:x="3.837cm" svg:y="13.76cm" svg:viewBox="0 0 136 162" svg:d="M89 5c-46-19-77 26-84 51-13 36 3 77 7 86 3 7 37 36 113 8-2 0 18-41 9-80-15-21-5-50-45-65z">
          <text:p/>
        </draw:path>
        <draw:path draw:style-name="Mgr5" draw:text-style-name="MP8" draw:layer="backgroundobjects" svg:width="0.142cm" svg:height="0.173cm" svg:x="3.828cm" svg:y="13.752cm" svg:viewBox="0 0 143 174" svg:d="M126 28c-6-7-12-14-20-18-3-3-8-5-12-6-5-2-10-3-14-3-19-3-37 6-50 18-12 12-23 29-27 48-5 18-3 37 1 56 2 9 5 18 10 26 0 1 0 2 1 3 0 2 0 4 0 5s1 1 2 1c1 2 3 3 6 5 4 3 7 4 12 6 17 6 34 6 51 4 17-3 32-7 48-15-16 3-33 8-48 8-16 0-32-2-46-8-3-1-6-3-10-6-1-2-3-2-3-3-1-1-1-2-1-3-3-8-5-16-8-23-3-17-4-34 0-49 3-15 12-29 23-40 11-10 25-18 39-16 3 0 6-1 10 1 3 1 8 2 11 3 8 3 14 8 19 14 10 9 18 25 23 43 0-18-6-35-17-51z">
          <text:p/>
        </draw:path>
        <draw:path draw:style-name="Mgr5" draw:text-style-name="MP8" draw:layer="backgroundobjects" svg:width="0.079cm" svg:height="0.097cm" svg:x="3.872cm" svg:y="13.799cm" svg:viewBox="0 0 80 98" svg:d="M0 49c0 9 2 17 6 25 3 7 8 13 14 18 6 4 13 6 20 6s14-2 20-6c6-5 11-11 15-18 3-8 5-16 5-25s-2-17-5-25c-4-7-9-14-15-18-6-5-13-6-20-6s-14 1-20 6c-6 4-11 11-14 18-4 8-6 16-6 25z">
          <text:p/>
        </draw:path>
        <draw:path draw:style-name="Mgr5" draw:text-style-name="MP8" draw:layer="backgroundobjects" svg:width="0.135cm" svg:height="0.161cm" svg:x="4.097cm" svg:y="13.76cm" svg:viewBox="0 0 136 162" svg:d="M47 5c46-19 77 26 84 51 13 36-3 78-7 86s-37 36-113 8c2 0-17-41-9-80 15-21 5-50 45-65z">
          <text:p/>
        </draw:path>
        <draw:path draw:style-name="Mgr5" draw:text-style-name="MP8" draw:layer="backgroundobjects" svg:width="0.143cm" svg:height="0.171cm" svg:x="4.099cm" svg:y="13.753cm" svg:viewBox="0 0 144 172" svg:d="M23 33c6-6 12-10 19-13 3-2 7-3 10-3 3-2 8-2 11-2 14 0 29 6 39 17s20 26 23 40 3 31 0 48c-2 8-5 17-8 23-1 1-1 2-2 3-1 2-3 2-3 3-3 2-6 5-9 7-14 6-29 9-46 7-15 0-32-3-48-7 16 7 31 12 48 15s34 1 51-5c4-1 7-3 12-6 2-1 5-3 6-4 1 0 1-1 2-2 0 0 1-1 1-2v-1c1 0 1-1 2-2 3-9 6-17 9-26 5-18 5-37 2-56-5-18-16-35-28-47-14-13-31-22-49-19-5 0-10 2-14 3-5 2-8 3-13 6-7 5-13 11-20 19-10 12-16 31-18 49 5-17 11-34 23-45z">
          <text:p/>
        </draw:path>
        <draw:path draw:style-name="Mgr5" draw:text-style-name="MP8" draw:layer="backgroundobjects" svg:width="0.079cm" svg:height="0.097cm" svg:x="4.119cm" svg:y="13.799cm" svg:viewBox="0 0 80 98" svg:d="M0 49c0 9 1 17 5 25 4 7 9 13 15 18 6 4 13 6 20 6s14-2 20-6c6-5 11-11 15-18 3-8 5-16 5-25s-2-17-5-25c-4-7-9-14-15-18-6-5-13-6-20-6s-14 1-20 6c-6 4-11 11-15 18-3 8-5 16-5 25z">
          <text:p/>
        </draw:path>
        <draw:path draw:style-name="Mgr5" draw:text-style-name="MP8" draw:layer="backgroundobjects" svg:width="0.081cm" svg:height="0.066cm" svg:x="3.995cm" svg:y="13.972cm" svg:viewBox="0 0 82 67" svg:d="M82 0c-27 0-55 0-82 0 0 22 0 45 0 67 27 0 55 0 82 0 0-22 0-45 0-67z">
          <text:p/>
        </draw:path>
        <draw:path draw:style-name="Mgr5" draw:text-style-name="MP8" draw:layer="backgroundobjects" svg:width="0.307cm" svg:height="0.108cm" svg:x="3.883cm" svg:y="13.915cm" svg:viewBox="0 0 308 109" svg:d="M75 94c16-2 31-6 44-13 12-8 21-18 23-29 3-17 7-35 10-52 4 17 7 35 11 52 3 12 10 21 23 29 12 7 28 13 43 13 17 0 33-2 46-10 14-6 27-17 33-30-2 15-11 29-25 38s-34 15-52 17c-20 1-39-3-56-12-9-5-15-11-21-19-6 8-14 14-22 19-17 9-37 13-55 12-18 0-38-6-52-17-14-9-25-25-25-38 3 12 15 23 29 30 14 6 31 10 46 10z">
          <text:p/>
        </draw:path>
        <draw:path draw:style-name="Mgr5" draw:text-style-name="MP8" draw:layer="backgroundobjects" svg:width="0.116cm" svg:height="0.054cm" svg:x="3.978cm" svg:y="13.895cm" svg:viewBox="0 0 117 55" svg:d="M59 0c11 0 43 0 55 9 8 6 2 21-18 35-14 10-26 11-36 11s-23-3-35-11c-25-14-29-29-21-35 10-9 44-9 55-9z">
          <text:p/>
        </draw:path>
      </draw:g>
      <draw:path draw:style-name="Mgr5" draw:text-style-name="MP8" draw:layer="backgroundobjects" svg:width="0.42cm" svg:height="0.635cm" svg:x="18.519cm" svg:y="13.538cm" svg:viewBox="0 0 421 636" svg:d="M240 544c120-104 192-231 180-401-5-67-30-111-60-138-23-21-164 27-164 180 2 289-131 299-196 449 69 11 152-12 240-90z">
        <text:p/>
      </draw:path>
      <draw:path draw:style-name="Mgr5" draw:text-style-name="MP8" draw:layer="backgroundobjects" svg:width="0.398cm" svg:height="0.649cm" svg:x="18.48cm" svg:y="13.519cm" svg:viewBox="0 0 399 650" svg:d="M399 24c-76-79-212 53-212 173 0 290-120 316-187 446 12 3 11 7 37 7 85-68 212-197 212-419 0-138 69-196 150-207z">
        <text:p/>
      </draw:path>
      <draw:path draw:style-name="Mgr5" draw:text-style-name="MP8" draw:layer="backgroundobjects" svg:width="0.375cm" svg:height="0.652cm" svg:x="18.48cm" svg:y="13.507cm" svg:viewBox="0 0 376 653" svg:d="M376 17c-88-53-217 23-217 169 0 237-106 228-159 343 0 41 0 83 0 124 37-25 212-174 212-435 0-139 81-199 164-201z">
        <text:p/>
      </draw:path>
      <draw:path draw:style-name="Mgr5" draw:text-style-name="MP8" draw:layer="backgroundobjects" svg:width="0.638cm" svg:height="0.594cm" svg:x="17.558cm" svg:y="13.614cm" svg:viewBox="0 0 639 595" svg:d="M4 88c-32-69 136-106 194-79 0 39 0 77 0 116-65-13-171 11-194-37zM390 571c0-34 113-102 249-102 0 42 0 84 0 126-83-8-249 11-249-24z">
        <text:p/>
      </draw:path>
      <draw:path draw:style-name="Mgr5" draw:text-style-name="MP8" draw:layer="backgroundobjects" svg:width="0.742cm" svg:height="0.868cm" svg:x="17.791cm" svg:y="13.418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18.078cm" svg:y="13.712cm" svg:viewBox="0 0 278 511" svg:d="M255 0c-120 10-228 120-228 257 2 122 78 184 53 193-203 72 27 19 188 60 51 14-108-163-108-304 0-86 37-159 95-206z">
        <text:p/>
      </draw:path>
      <draw:path draw:style-name="Mgr5" draw:text-style-name="MP8" draw:layer="backgroundobjects" svg:width="0.499cm" svg:height="0.782cm" svg:x="18.075cm" svg:y="13.386cm" svg:viewBox="0 0 500 783" svg:d="M138 34c-51-16-97-27-138-34 4 18 7 39 9 57 284 72 558 360 390 726 81-114 101-211 101-359 0-159-221-346-362-390z">
        <text:p/>
      </draw:path>
      <draw:path draw:style-name="Mgr5" draw:text-style-name="MP8" draw:layer="backgroundobjects" svg:width="0.546cm" svg:height="0.806cm" svg:x="18.065cm" svg:y="13.365cm" svg:viewBox="0 0 547 807" svg:d="M0 0c10 14 14 32 17 51 242 67 473 221 473 496 0 62-37 201-83 260 90-64 140-216 140-362 3-230-170-367-376-422-62-16-118-23-171-23z">
        <text:p/>
      </draw:path>
      <draw:path draw:style-name="Mgr5" draw:text-style-name="MP8" draw:layer="backgroundobjects" svg:width="0.129cm" svg:height="0.135cm" svg:x="17.841cm" svg:y="13.192cm" svg:viewBox="0 0 130 136" svg:d="M1 136c-7-72 35-91 53-136 25 41 69 51 76 122-43 5-86 9-129 14z">
        <text:p/>
      </draw:path>
      <draw:path draw:style-name="Mgr5" draw:text-style-name="MP8" draw:layer="backgroundobjects" svg:width="0.451cm" svg:height="0.534cm" svg:x="17.642cm" svg:y="13.183cm" svg:viewBox="0 0 452 535" svg:d="M335 0c-27 41-74 50-83 122-124 5-262 173-251 307 2 37 101 106 225 106 125 0 226-111 226-247 3-81-23-125-67-145 7-72-33-95-50-143z">
        <text:p/>
      </draw:path>
      <draw:path draw:style-name="Mgr5" draw:text-style-name="MP8" draw:layer="backgroundobjects" svg:width="0.1cm" svg:height="0.195cm" svg:x="17.907cm" svg:y="13.247cm" svg:viewBox="0 0 101 196" svg:d="M40 194c-27-5-49-5-37-104 7-53 40-60 60-90 13 35 41 51 37 104-12 99-32 95-60 90z">
        <text:p/>
      </draw:path>
      <draw:path draw:style-name="Mgr5" draw:text-style-name="MP8" draw:layer="backgroundobjects" svg:width="0.135cm" svg:height="0.124cm" svg:x="17.745cm" svg:y="13.411cm" svg:viewBox="0 0 136 125" svg:d="M60 125c-42 0-40-29-60-44 20-27 18-81 60-81 41 0 51 54 76 81-25 15-35 44-76 44z">
        <text:p/>
      </draw:path>
      <draw:path draw:style-name="Mgr5" draw:text-style-name="MP8" draw:layer="backgroundobjects" svg:width="0.082cm" svg:height="0.075cm" svg:x="17.765cm" svg:y="13.439cm" svg:viewBox="0 0 83 76" svg:d="M37 76c-26 0-25-19-37-28 12-16 11-48 37-48 25 0 31 32 46 48-15 9-21 28-46 28z">
        <text:p/>
      </draw:path>
      <draw:path draw:style-name="Mgr5" draw:text-style-name="MP8" draw:layer="backgroundobjects" svg:width="0.392cm" svg:height="0.335cm" svg:x="17.726cm" svg:y="13.455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17.6cm" svg:y="13.681cm" svg:viewBox="0 0 504 255" svg:d="M197 126c-64-12-171 12-193-37-32-69 163-111 213-78 120 73 282-69 287 145 2 53-125 208-307-30z">
        <text:p/>
      </draw:path>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913cm" svg:y="10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5cm" svg:y="10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5.39cm" svg:y="10.33cm" svg:viewBox="0 0 110 76" svg:d="M24 1c-3-1-7-1-10-1-6 1-8 3-10 8-6 12-4 52-1 60 2 5 5 8 11 8 2 0 5-1 7-2 7-2 15-5 23-7 20-7 39-13 58-20 3-1 7-2 8-5 1-4-3-8-6-11-26-12-53-22-80-30z">
          <text:p/>
        </draw:path>
        <draw:path draw:style-name="Mgr5" draw:text-style-name="MP8" draw:layer="backgroundobjects" svg:width="0.057cm" svg:height="0.055cm" svg:x="25.263cm" svg:y="10.336cm" svg:viewBox="0 0 58 56" svg:d="M0 28c0 5 2 10 4 14s6 8 10 10c5 3 10 4 15 4s10-1 14-4c5-2 9-6 11-10 3-4 4-9 4-14s-1-10-4-14-6-8-11-10c-4-3-9-4-14-4s-10 1-15 4c-4 2-8 6-10 10s-4 9-4 14z">
          <text:p/>
        </draw:path>
        <draw:path draw:style-name="Mgr5" draw:text-style-name="MP8" draw:layer="backgroundobjects" svg:width="0.138cm" svg:height="0.055cm" svg:x="24.568cm" svg:y="10.116cm" svg:viewBox="0 0 139 56" svg:d="M77 27c3 2 23 11 41 18 9 3 21 7 21 9 0 4-11 2-20 0-23-5-48-13-69-24-6-2-41-21-50-27 7-3 17-3 24-3 18 11 34 19 53 27z">
          <text:p/>
        </draw:path>
        <draw:path draw:style-name="Mgr5" draw:text-style-name="MP8" draw:layer="backgroundobjects" svg:width="0.157cm" svg:height="0.031cm" svg:x="24.615cm" svg:y="10.252cm" svg:viewBox="0 0 158 32" svg:d="M125 23c11 2 33 2 33 6 0 3-19 3-31 3-43 0-90-6-127-24 4-4 13-8 19-8 41 16 91 21 106 23z">
          <text:p/>
        </draw:path>
        <draw:path draw:style-name="Mgr5" draw:text-style-name="MP8" draw:layer="backgroundobjects" svg:width="0.142cm" svg:height="0.019cm" svg:x="24.687cm" svg:y="10.357cm" svg:viewBox="0 0 143 20" svg:d="M106 9c20 2 36 0 37 3 1 5-20 6-31 6-33 2-56 4-93-3-4 0-20-3-19-5 3-4 11-9 16-10 21 5 69 8 90 9z">
          <text:p/>
        </draw:path>
        <draw:path draw:style-name="Mgr5" draw:text-style-name="MP8" draw:layer="backgroundobjects" svg:width="0.13cm" svg:height="0.018cm" svg:x="24.775cm" svg:y="10.459cm" svg:viewBox="0 0 131 19" svg:d="M7 0c17 3 31 5 48 6 12 1 30 3 46 3 13 1 30-1 30 2 0 5-19 7-32 8-29 0-62 0-96-8-1 0-3-2-3-2 2-3 5-7 7-9z">
          <text:p/>
        </draw:path>
      </draw:g>
      <draw:g draw:style-name="Mgr4">
        <draw:path draw:style-name="Mgr5" draw:text-style-name="MP8" draw:layer="backgroundobjects" svg:width="0.242cm" svg:height="0.434cm" svg:x="23.913cm" svg:y="10.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3.5cm" svg:y="10.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39cm" svg:y="10.83cm" svg:viewBox="0 0 110 76" svg:d="M24 1c-3-1-7-1-10-1-6 1-8 3-10 8-6 12-4 52-1 60 2 5 5 8 11 8 2 0 5-1 7-2 7-2 15-5 23-7 20-7 39-13 58-20 3-1 7-2 8-5 1-4-3-8-6-11-26-12-53-22-80-30z">
          <text:p/>
        </draw:path>
        <draw:path draw:style-name="Mgr5" draw:text-style-name="MP8" draw:layer="backgroundobjects" svg:width="0.057cm" svg:height="0.055cm" svg:x="24.263cm" svg:y="10.836cm" svg:viewBox="0 0 58 56" svg:d="M0 28c0 5 2 10 4 14s6 8 10 10c5 3 10 4 15 4s10-1 14-4c5-2 9-6 11-10 3-4 4-9 4-14s-1-10-4-14-6-8-11-10c-4-3-9-4-14-4s-10 1-15 4c-4 2-8 6-10 10s-4 9-4 14z">
          <text:p/>
        </draw:path>
        <draw:path draw:style-name="Mgr5" draw:text-style-name="MP8" draw:layer="backgroundobjects" svg:width="0.138cm" svg:height="0.055cm" svg:x="23.568cm" svg:y="10.616cm" svg:viewBox="0 0 139 56" svg:d="M77 27c3 2 23 11 41 18 9 3 21 7 21 9 0 4-11 2-20 0-23-5-48-13-69-24-6-2-41-21-50-27 7-3 17-3 24-3 18 11 34 19 53 27z">
          <text:p/>
        </draw:path>
        <draw:path draw:style-name="Mgr5" draw:text-style-name="MP8" draw:layer="backgroundobjects" svg:width="0.157cm" svg:height="0.031cm" svg:x="23.615cm" svg:y="10.752cm" svg:viewBox="0 0 158 32" svg:d="M125 23c11 2 33 2 33 6 0 3-19 3-31 3-43 0-90-6-127-24 4-4 13-8 19-8 41 16 91 21 106 23z">
          <text:p/>
        </draw:path>
        <draw:path draw:style-name="Mgr5" draw:text-style-name="MP8" draw:layer="backgroundobjects" svg:width="0.142cm" svg:height="0.019cm" svg:x="23.687cm" svg:y="10.857cm" svg:viewBox="0 0 143 20" svg:d="M106 9c20 2 36 0 37 3 1 5-20 6-31 6-33 2-56 4-93-3-4 0-20-3-19-5 3-4 11-9 16-10 21 5 69 8 90 9z">
          <text:p/>
        </draw:path>
        <draw:path draw:style-name="Mgr5" draw:text-style-name="MP8" draw:layer="backgroundobjects" svg:width="0.13cm" svg:height="0.018cm" svg:x="23.775cm" svg:y="10.959cm" svg:viewBox="0 0 131 19" svg:d="M7 0c17 3 31 5 48 6 12 1 30 3 46 3 13 1 30-1 30 2 0 5-19 7-32 8-29 0-62 0-96-8-1 0-3-2-3-2 2-3 5-7 7-9z">
          <text:p/>
        </draw:path>
      </draw:g>
      <presentation:notes style:page-layout-name="PM0">
        <draw:page-thumbnail presentation:style-name="Forestbird-title" draw:layer="backgroundobjects" svg:width="17cm" svg:height="9.56cm" svg:x="2cm" svg:y="2.5cm" presentation:class="page"/>
        <draw:frame presentation:style-name="Forestbird-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1-title" draw:layer="backgroundobjects" svg:width="25cm" svg:height="2.5cm" svg:x="1.5cm" svg:y="0.5cm" presentation:class="title" presentation:placeholder="true">
        <draw:text-box/>
      </draw:frame>
      <draw:frame presentation:style-name="Mpr5" draw:text-style-name="MP2" draw:layer="backgroundobjects" svg:width="6.523cm" svg:height="1.086cm" svg:x="1.4cm" svg:y="14.348cm" presentation:class="date-time">
        <draw:text-box>
          <text:p text:style-name="MP1"><text:span text:style-name="MT1"><presentation:date-time/></text:span></text:p>
        </draw:text-box>
      </draw:frame>
      <draw:frame presentation:style-name="Mpr5" draw:text-style-name="MP9" draw:layer="backgroundobjects" svg:width="8.875cm" svg:height="1.086cm" svg:x="9.576cm" svg:y="14.348cm" presentation:class="footer">
        <draw:text-box>
          <text:p text:style-name="MP5"><text:span text:style-name="MT1"><presentation:footer/></text:span></text:p>
        </draw:text-box>
      </draw:frame>
      <draw:frame presentation:style-name="Mpr5" draw:text-style-name="MP4" draw:layer="backgroundobjects" svg:width="6.523cm" svg:height="1.086cm" svg:x="20.076cm" svg:y="14.348cm" presentation:class="page-number">
        <draw:text-box>
          <text:p text:style-name="MP3"><text:span text:style-name="MT1"><text:page-number>&lt;number&gt;</text:page-number></text:span></text:p>
        </draw:text-box>
      </draw:frame>
      <draw:custom-shape draw:style-name="Mgr5" draw:text-style-name="MP8" draw:layer="backgroundobjects" svg:width="0.5cm" svg:height="2.5cm" svg:x="25.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5cm" svg:height="0.75cm" svg:x="24.501cm" svg:y="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2cm" svg:height="0.75cm" svg:x="24.751cm" svg:y="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5cm" svg:y="1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5.251cm" svg:y="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0.5cm" svg:height="2.5cm" svg:x="22.75cm" svg:y="11.5cm">
        <text:p/>
        <draw:enhanced-geometry svg:viewBox="0 0 21600 21600" draw:mirror-horizontal="false" draw:mirror-vertical="false" draw:type="rectangle" draw:enhanced-path="M 0 0 L 21600 0 21600 21600 0 21600 0 0 Z N"/>
      </draw:custom-shape>
      <draw:custom-shape draw:style-name="Mgr5" draw:text-style-name="MP8" draw:layer="backgroundobjects" svg:width="2cm" svg:height="0.75cm" svg:x="22.001cm" svg:y="12.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5cm" svg:height="0.75cm" svg:x="22.25cm" svg:y="11.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8" draw:layer="backgroundobjects" svg:width="1cm" svg:height="0.75cm" svg:x="22.5cm" svg:y="11.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Mgr4">
        <draw:path draw:style-name="Mgr5" draw:text-style-name="MP8" draw:layer="backgroundobjects" svg:width="0.242cm" svg:height="0.434cm" svg:x="24.413cm" svg:y="10.2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4cm" svg:y="10.2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4.89cm" svg:y="10.58cm" svg:viewBox="0 0 110 76" svg:d="M24 1c-3-1-7-1-10-1-6 1-8 3-10 8-6 12-4 52-1 60 2 5 5 8 11 8 2 0 5-1 7-2 7-2 15-5 23-7 20-7 39-13 58-20 3-1 7-2 8-5 1-4-3-8-6-11-26-12-53-22-80-30z">
          <text:p/>
        </draw:path>
        <draw:path draw:style-name="Mgr5" draw:text-style-name="MP8" draw:layer="backgroundobjects" svg:width="0.057cm" svg:height="0.055cm" svg:x="24.763cm" svg:y="10.586cm" svg:viewBox="0 0 58 56" svg:d="M0 28c0 5 2 10 4 14s6 8 10 10c5 3 10 4 15 4s10-1 14-4c5-2 9-6 11-10 3-4 4-9 4-14s-1-10-4-14-6-8-11-10c-4-3-9-4-14-4s-10 1-15 4c-4 2-8 6-10 10s-4 9-4 14z">
          <text:p/>
        </draw:path>
        <draw:path draw:style-name="Mgr5" draw:text-style-name="MP8" draw:layer="backgroundobjects" svg:width="0.138cm" svg:height="0.055cm" svg:x="24.068cm" svg:y="10.366cm" svg:viewBox="0 0 139 56" svg:d="M77 27c3 2 23 11 41 18 9 3 21 7 21 9 0 4-11 2-20 0-23-5-48-13-69-24-6-2-41-21-50-27 7-3 17-3 24-3 18 11 34 19 53 27z">
          <text:p/>
        </draw:path>
        <draw:path draw:style-name="Mgr5" draw:text-style-name="MP8" draw:layer="backgroundobjects" svg:width="0.157cm" svg:height="0.031cm" svg:x="24.115cm" svg:y="10.502cm" svg:viewBox="0 0 158 32" svg:d="M125 23c11 2 33 2 33 6 0 3-19 3-31 3-43 0-90-6-127-24 4-4 13-8 19-8 41 16 91 21 106 23z">
          <text:p/>
        </draw:path>
        <draw:path draw:style-name="Mgr5" draw:text-style-name="MP8" draw:layer="backgroundobjects" svg:width="0.142cm" svg:height="0.019cm" svg:x="24.187cm" svg:y="10.607cm" svg:viewBox="0 0 143 20" svg:d="M106 9c20 2 36 0 37 3 1 5-20 6-31 6-33 2-56 4-93-3-4 0-20-3-19-5 3-4 11-9 16-10 21 5 69 8 90 9z">
          <text:p/>
        </draw:path>
        <draw:path draw:style-name="Mgr5" draw:text-style-name="MP8" draw:layer="backgroundobjects" svg:width="0.13cm" svg:height="0.018cm" svg:x="24.275cm" svg:y="10.709cm" svg:viewBox="0 0 131 19" svg:d="M7 0c17 3 31 5 48 6 12 1 30 3 46 3 13 1 30-1 30 2 0 5-19 7-32 8-29 0-62 0-96-8-1 0-3-2-3-2 2-3 5-7 7-9z">
          <text:p/>
        </draw:path>
      </draw:g>
      <draw:g draw:style-name="Mgr4">
        <draw:path draw:style-name="Mgr5" draw:text-style-name="MP8" draw:layer="backgroundobjects" svg:width="0.242cm" svg:height="0.434cm" svg:x="25.913cm" svg:y="9.75cm" svg:viewBox="0 0 243 435" svg:d="M200 140c-43-81-135-151-173-139-28 13 4 67 30 96 3 2 1 6-3 6-12-3-26-3-32 4-14 17 6 41 23 57 3 2 1 7-3 6-15-3-30-3-35 3-21 25 10 98 28 125 22 32 45 64 74 89 30 26 67 45 106 48 2 0 4 0 5 0 2-1 3-4 4-6 7-18 9-25 12-40 3-61 26-130-36-249z">
          <text:p/>
        </draw:path>
        <draw:path draw:style-name="Mgr5" draw:text-style-name="MP8" draw:layer="backgroundobjects" svg:width="0.906cm" svg:height="0.749cm" svg:x="25.5cm" svg:y="9.75cm" svg:viewBox="0 0 907 750" svg:d="M752 285c-52 8-105 57-132 101-1 3-4 6-7 7-4 0-7-3-10-5-28-26-65-59-111-116-20-25-119-144-216-212-84-58-190-73-226-49-17 11-20 36-13 55 8 19 34 41 54 50-25-3-57 17-57 41 0 42 75 88 99 95-21 1-38 25-33 45 9 39 81 57 103 60-20 4-31 29-24 48 11 30 83 49 103 53-18 16-11 42 8 56 16 13 38 21 59 24-54-6-117-14-170-15-52-1-131 16-179 59 69 28 149 87 180 168 51-2 87-30 127-60 6-5 12-10 20-11 5 0 11 1 16 3 22 7 123 58 251 52 98-5 183-46 223-121 39-73 43-151 47-173 4-21 24-32 43-38-2-21 1-48-2-70-40-33-101-55-153-47z">
          <text:p/>
        </draw:path>
        <draw:path draw:style-name="Mgr5" draw:text-style-name="MP8" draw:layer="backgroundobjects" svg:width="0.109cm" svg:height="0.075cm" svg:x="26.39cm" svg:y="10.08cm" svg:viewBox="0 0 110 76" svg:d="M24 1c-3-1-7-1-10-1-6 1-8 3-10 8-6 12-4 52-1 60 2 5 5 8 11 8 2 0 5-1 7-2 7-2 15-5 23-7 20-7 39-13 58-20 3-1 7-2 8-5 1-4-3-8-6-11-26-12-53-22-80-30z">
          <text:p/>
        </draw:path>
        <draw:path draw:style-name="Mgr5" draw:text-style-name="MP8" draw:layer="backgroundobjects" svg:width="0.057cm" svg:height="0.055cm" svg:x="26.263cm" svg:y="10.086cm" svg:viewBox="0 0 58 56" svg:d="M0 28c0 5 2 10 4 14s6 8 10 10c5 3 10 4 15 4s10-1 14-4c5-2 9-6 11-10 3-4 4-9 4-14s-1-10-4-14-6-8-11-10c-4-3-9-4-14-4s-10 1-15 4c-4 2-8 6-10 10s-4 9-4 14z">
          <text:p/>
        </draw:path>
        <draw:path draw:style-name="Mgr5" draw:text-style-name="MP8" draw:layer="backgroundobjects" svg:width="0.138cm" svg:height="0.055cm" svg:x="25.568cm" svg:y="9.866cm" svg:viewBox="0 0 139 56" svg:d="M77 27c3 2 23 11 41 18 9 3 21 7 21 9 0 4-11 2-20 0-23-5-48-13-69-24-6-2-41-21-50-27 7-3 17-3 24-3 18 11 34 19 53 27z">
          <text:p/>
        </draw:path>
        <draw:path draw:style-name="Mgr5" draw:text-style-name="MP8" draw:layer="backgroundobjects" svg:width="0.157cm" svg:height="0.031cm" svg:x="25.615cm" svg:y="10.002cm" svg:viewBox="0 0 158 32" svg:d="M125 23c11 2 33 2 33 6 0 3-19 3-31 3-43 0-90-6-127-24 4-4 13-8 19-8 41 16 91 21 106 23z">
          <text:p/>
        </draw:path>
        <draw:path draw:style-name="Mgr5" draw:text-style-name="MP8" draw:layer="backgroundobjects" svg:width="0.142cm" svg:height="0.019cm" svg:x="25.687cm" svg:y="10.107cm" svg:viewBox="0 0 143 20" svg:d="M106 9c20 2 36 0 37 3 1 5-20 6-31 6-33 2-56 4-93-3-4 0-20-3-19-5 3-4 11-9 16-10 21 5 69 8 90 9z">
          <text:p/>
        </draw:path>
        <draw:path draw:style-name="Mgr5" draw:text-style-name="MP8" draw:layer="backgroundobjects" svg:width="0.13cm" svg:height="0.018cm" svg:x="25.775cm" svg:y="10.209cm" svg:viewBox="0 0 131 19" svg:d="M7 0c17 3 31 5 48 6 12 1 30 3 46 3 13 1 30-1 30 2 0 5-19 7-32 8-29 0-62 0-96-8-1 0-3-2-3-2 2-3 5-7 7-9z">
          <text:p/>
        </draw:path>
      </draw:g>
      <draw:frame presentation:style-name="Forestbird1-outline1" draw:layer="backgroundobjects" svg:width="25cm" svg:height="9cm" svg:x="1.5cm" svg:y="3.5cm" presentation:class="outline" presentation:placeholder="true">
        <draw:text-box/>
      </draw:frame>
      <presentation:notes style:page-layout-name="PM0">
        <draw:page-thumbnail presentation:style-name="Forestbird1-title" draw:layer="backgroundobjects" svg:width="17cm" svg:height="9.56cm" svg:x="2cm" svg:y="2.5cm" presentation:class="page"/>
        <draw:frame presentation:style-name="Forestbird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2-title" draw:layer="backgroundobjects" svg:width="25cm" svg:height="2.5cm" svg:x="1.5cm" svg:y="0.5cm" presentation:class="title" presentation:placeholder="true">
        <draw:text-box/>
      </draw:frame>
      <draw:frame presentation:style-name="Forestbird2-outline1" draw:layer="backgroundobjects" svg:width="25cm" svg:height="9cm" svg:x="1.5cm" svg:y="3.5cm" presentation:class="outline" presentation:placeholder="true">
        <draw:text-box/>
      </draw:frame>
      <draw:frame presentation:style-name="Mpr8" draw:text-style-name="MP2" draw:layer="backgroundobjects" svg:width="6.523cm" svg:height="1.086cm" svg:x="1.4cm" svg:y="14.348cm" presentation:class="date-time">
        <draw:text-box>
          <text:p text:style-name="MP1"><text:span text:style-name="MT1"><presentation:date-time/></text:span></text:p>
        </draw:text-box>
      </draw:frame>
      <draw:frame presentation:style-name="Mpr8" draw:text-style-name="MP9" draw:layer="backgroundobjects" svg:width="8.875cm" svg:height="1.086cm" svg:x="9.576cm" svg:y="14.348cm" presentation:class="footer">
        <draw:text-box>
          <text:p text:style-name="MP5"><text:span text:style-name="MT1"><presentation:footer/></text:span></text:p>
        </draw:text-box>
      </draw:frame>
      <draw:frame presentation:style-name="Mpr8"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42cm" svg:height="0.635cm" svg:x="25.961cm" svg:y="13.595cm" svg:viewBox="0 0 421 636" svg:d="M240 544c120-104 192-231 180-401-5-67-30-111-60-138-23-21-164 27-164 180 2 289-131 299-196 449 69 11 152-12 240-90z">
          <text:p/>
        </draw:path>
        <draw:path draw:style-name="Mgr5" draw:text-style-name="MP8" draw:layer="backgroundobjects" svg:width="0.398cm" svg:height="0.649cm" svg:x="25.922cm" svg:y="13.576cm" svg:viewBox="0 0 399 650" svg:d="M399 24c-76-79-212 53-212 173 0 290-120 316-187 446 12 3 11 7 37 7 85-68 212-197 212-419 0-138 69-196 150-207z">
          <text:p/>
        </draw:path>
        <draw:path draw:style-name="Mgr5" draw:text-style-name="MP8" draw:layer="backgroundobjects" svg:width="0.375cm" svg:height="0.652cm" svg:x="25.922cm" svg:y="13.564cm" svg:viewBox="0 0 376 653" svg:d="M376 17c-88-53-217 23-217 169 0 237-106 228-159 343 0 41 0 83 0 124 37-25 212-174 212-435 0-139 81-199 164-201z">
          <text:p/>
        </draw:path>
        <draw:path draw:style-name="Mgr5" draw:text-style-name="MP8" draw:layer="backgroundobjects" svg:width="0.638cm" svg:height="0.594cm" svg:x="25cm" svg:y="13.671cm" svg:viewBox="0 0 639 595" svg:d="M4 88c-32-69 136-106 194-79 0 39 0 77 0 116-65-13-171 11-194-37zM390 571c0-34 113-102 249-102 0 42 0 84 0 126-83-8-249 11-249-24z">
          <text:p/>
        </draw:path>
        <draw:path draw:style-name="Mgr5" draw:text-style-name="MP8" draw:layer="backgroundobjects" svg:width="0.742cm" svg:height="0.868cm" svg:x="25.233cm" svg:y="13.475cm" svg:viewBox="0 0 743 869" svg:d="M714 335c-39-97-143-215-295-280-380-166-518 86-345 213 203 150 184 389 262 488-82 21-142 65-142 90 0 35 165 16 248 23 138 0 249-28 249-62 2-26-2-42-9-56 67-99 81-296 32-416z">
          <text:p/>
        </draw:path>
        <draw:path draw:style-name="Mgr5" draw:text-style-name="MP8" draw:layer="backgroundobjects" svg:width="0.277cm" svg:height="0.51cm" svg:x="25.52cm" svg:y="13.769cm" svg:viewBox="0 0 278 511" svg:d="M255 0c-120 10-228 120-228 257 2 122 78 184 53 193-203 72 27 19 188 60 51 14-108-163-108-304 0-86 37-159 95-206z">
          <text:p/>
        </draw:path>
        <draw:path draw:style-name="Mgr5" draw:text-style-name="MP8" draw:layer="backgroundobjects" svg:width="0.499cm" svg:height="0.782cm" svg:x="25.517cm" svg:y="13.443cm" svg:viewBox="0 0 500 783" svg:d="M138 34c-51-16-97-27-138-34 4 18 7 39 9 57 284 72 558 360 390 726 81-114 101-211 101-359 0-159-221-346-362-390z">
          <text:p/>
        </draw:path>
        <draw:path draw:style-name="Mgr5" draw:text-style-name="MP8" draw:layer="backgroundobjects" svg:width="0.546cm" svg:height="0.806cm" svg:x="25.507cm" svg:y="13.422cm" svg:viewBox="0 0 547 807" svg:d="M0 0c10 14 14 32 17 51 242 67 473 221 473 496 0 62-37 201-83 260 90-64 140-216 140-362 3-230-170-367-376-422-62-16-118-23-171-23z">
          <text:p/>
        </draw:path>
        <draw:path draw:style-name="Mgr5" draw:text-style-name="MP8" draw:layer="backgroundobjects" svg:width="0.129cm" svg:height="0.135cm" svg:x="25.283cm" svg:y="13.249cm" svg:viewBox="0 0 130 136" svg:d="M1 136c-7-72 35-91 53-136 25 41 69 51 76 122-43 5-86 9-129 14z">
          <text:p/>
        </draw:path>
        <draw:path draw:style-name="Mgr5" draw:text-style-name="MP8" draw:layer="backgroundobjects" svg:width="0.451cm" svg:height="0.534cm" svg:x="25.084cm" svg:y="13.24cm" svg:viewBox="0 0 452 535" svg:d="M335 0c-27 41-74 50-83 122-124 5-262 173-251 307 2 37 101 106 225 106 125 0 226-111 226-247 3-81-23-125-67-145 7-72-33-95-50-143z">
          <text:p/>
        </draw:path>
        <draw:path draw:style-name="Mgr5" draw:text-style-name="MP8" draw:layer="backgroundobjects" svg:width="0.1cm" svg:height="0.195cm" svg:x="25.349cm" svg:y="13.304cm" svg:viewBox="0 0 101 196" svg:d="M40 194c-27-5-49-5-37-104 7-53 40-60 60-90 13 35 41 51 37 104-12 99-32 95-60 90z">
          <text:p/>
        </draw:path>
        <draw:path draw:style-name="Mgr5" draw:text-style-name="MP8" draw:layer="backgroundobjects" svg:width="0.135cm" svg:height="0.124cm" svg:x="25.187cm" svg:y="13.468cm" svg:viewBox="0 0 136 125" svg:d="M60 125c-42 0-40-29-60-44 20-27 18-81 60-81 41 0 51 54 76 81-25 15-35 44-76 44z">
          <text:p/>
        </draw:path>
        <draw:path draw:style-name="Mgr5" draw:text-style-name="MP8" draw:layer="backgroundobjects" svg:width="0.082cm" svg:height="0.075cm" svg:x="25.207cm" svg:y="13.496cm" svg:viewBox="0 0 83 76" svg:d="M37 76c-26 0-25-19-37-28 12-16 11-48 37-48 25 0 31 32 46 48-15 9-21 28-46 28z">
          <text:p/>
        </draw:path>
        <draw:path draw:style-name="Mgr5" draw:text-style-name="MP8" draw:layer="backgroundobjects" svg:width="0.392cm" svg:height="0.335cm" svg:x="25.168cm" svg:y="13.512cm" svg:viewBox="0 0 393 336" svg:d="M275 27c-56-70-57 16-86 23 9 3 17 6 26 9-15 7-31 14-46 21 4 4 7 8 11 11-8 0-15 0-23 0 5 4 9 8 14 12-3 3-6 5-9 7-16-10-33-14-51-14-60 0-111 53-111 120s49 120 111 120c60 0 111-53 111-120 0-2 0-4 0-7 14 4 27 8 41 11-3-10-6-21-9-32 16 0 32 0 48 0-7-6-14-12-20-18 23-17 46-35 69-53-14 0-28 0-42 0 21-13 43-26 65-40-15 0-30 0-45 0 25-2 92-54 50-39-42 14-70-7-104-11z">
          <text:p/>
        </draw:path>
        <draw:path draw:style-name="Mgr5" draw:text-style-name="MP8" draw:layer="backgroundobjects" svg:width="0.503cm" svg:height="0.254cm" svg:x="25.042cm" svg:y="13.738cm" svg:viewBox="0 0 504 255" svg:d="M197 126c-64-12-171 12-193-37-32-69 163-111 213-78 120 73 282-69 287 145 2 53-125 208-307-30z">
          <text:p/>
        </draw:path>
      </draw:g>
      <draw:g draw:style-name="Mgr4">
        <draw:path draw:style-name="Mgr5" draw:text-style-name="MP8" draw:layer="backgroundobjects" svg:width="0.217cm" svg:height="0.219cm" svg:x="22.75cm" svg:y="14.277cm" svg:viewBox="0 0 218 220" svg:d="M0 110c0 19 5 39 14 55 10 17 24 31 41 40 16 10 35 15 54 15 20 0 38-5 55-15 17-9 30-23 39-40 10-16 15-36 15-55s-4-38-15-55c-9-16-22-30-39-40s-36-15-55-15-38 5-54 15c-17 10-31 24-41 40-9 17-14 36-14 55z">
          <text:p/>
        </draw:path>
        <draw:path draw:style-name="Mgr5" draw:text-style-name="MP8" draw:layer="backgroundobjects" svg:width="0.378cm" svg:height="0.436cm" svg:x="22.829cm" svg:y="14.253cm" svg:viewBox="0 0 379 437" svg:d="M22 367c-83-282 91-245 136-367 65 29 130 58 194 87 0-2 60 270 2 330-43 45-315 7-332-50z">
          <text:p/>
        </draw:path>
        <draw:path draw:style-name="Mgr5" draw:text-style-name="MP8" draw:layer="backgroundobjects" svg:width="0.223cm" svg:height="0.105cm" svg:x="22.957cm" svg:y="14.496cm" svg:viewBox="0 0 224 106" svg:d="M194 52c-16-15-36-31-58-38-43-18-93-18-136-3 46 0 88 3 128 21 20 6 38 17 55 29 13 12 30 28 41 45-3-19-13-39-30-54z">
          <text:p/>
        </draw:path>
        <draw:path draw:style-name="Mgr5" draw:text-style-name="MP8" draw:layer="backgroundobjects" svg:width="0.321cm" svg:height="0.531cm" svg:x="23.135cm" svg:y="14.218cm" svg:viewBox="0 0 322 532" svg:d="M65 500c-65-63-63-340-65-478 93-8 186-15 279-22 2 0 78 440 24 500-41 44-191 42-238 0z">
          <text:p/>
        </draw:path>
        <draw:path draw:style-name="Mgr5" draw:text-style-name="MP8" draw:layer="backgroundobjects" svg:width="0.323cm" svg:height="0.532cm" svg:x="23.417cm" svg:y="14.218cm" svg:viewBox="0 0 324 533" svg:d="M258 500c66-63 63-340 66-478-93-8-186-15-279-22-8 167-79 440-24 500 41 45 191 42 237 0z">
          <text:p/>
        </draw:path>
        <draw:path draw:style-name="Mgr5" draw:text-style-name="MP8" draw:layer="backgroundobjects" svg:width="0.021cm" svg:height="0.215cm" svg:x="23.427cm" svg:y="14.502cm" svg:viewBox="0 0 22 216" svg:d="M22 108c0-35-3-73-12-108-8 35-10 73-10 108 2 37 2 72 10 108 9-36 12-73 12-108z">
          <text:p/>
        </draw:path>
        <draw:path draw:style-name="Mgr5" draw:text-style-name="MP8" draw:layer="backgroundobjects" svg:width="0.49cm" svg:height="0.435cm" svg:x="23.192cm" svg:y="14.197cm" svg:viewBox="0 0 491 436" svg:d="M246 436c82-77 245-118 245-231 0-112-108-205-245-205s-246 93-246 205c0 113 164 154 246 231z">
          <text:p/>
        </draw:path>
        <draw:path draw:style-name="Mgr5" draw:text-style-name="MP8" draw:layer="backgroundobjects" svg:width="0.369cm" svg:height="0.657cm" svg:x="22.877cm" svg:y="13.25cm" svg:viewBox="0 0 370 658" svg:d="M337 288c14 262 22 223 33 335-51 12-102 23-153 35-63-100 8-25-188-300-71-103 5-343 49-358 28-7 254 152 259 288z">
          <text:p/>
        </draw:path>
        <draw:path draw:style-name="Mgr5" draw:text-style-name="MP8" draw:layer="backgroundobjects" svg:width="0.267cm" svg:height="0.519cm" svg:x="22.948cm" svg:y="13.382cm" svg:viewBox="0 0 268 520" svg:d="M200 171c52 255 46 218 68 328-33 7-67 14-101 21-49-103 0-17-147-310-39-74-16-196 24-209 28-8 135 65 156 170z">
          <text:p/>
        </draw:path>
        <draw:path draw:style-name="Mgr5" draw:text-style-name="MP8" draw:layer="backgroundobjects" svg:width="0.371cm" svg:height="0.657cm" svg:x="23.628cm" svg:y="13.25cm" svg:viewBox="0 0 372 658" svg:d="M33 288c-13 262-22 223-33 335 51 12 103 23 154 35 62-100-8-25 188-300 73-103-5-343-50-358-27-7-254 152-259 288z">
          <text:p/>
        </draw:path>
        <draw:path draw:style-name="Mgr5" draw:text-style-name="MP8" draw:layer="backgroundobjects" svg:width="0.267cm" svg:height="0.522cm" svg:x="23.659cm" svg:y="13.382cm" svg:viewBox="0 0 268 523" svg:d="M68 171c-53 255-45 218-68 328 33 8 65 16 98 24 50-103 0-18 150-310 38-77 19-199-25-212-27-8-133 65-155 170z">
          <text:p/>
        </draw:path>
        <draw:path draw:style-name="Mgr5" draw:text-style-name="MP8" draw:layer="backgroundobjects" svg:width="0.999cm" svg:height="0.801cm" svg:x="22.938cm" svg:y="13.65cm" svg:viewBox="0 0 1000 802" svg:d="M500 0c-276 0-401 108-401 258 0 125-207 310-22 432 90 61 243 112 423 112s333-51 423-112c186-125-21-307-21-432 0-150-123-258-402-258z">
          <text:p/>
        </draw:path>
        <draw:path draw:style-name="Mgr5" draw:text-style-name="MP8" draw:layer="backgroundobjects" svg:width="0.875cm" svg:height="0.664cm" svg:x="23.003cm" svg:y="13.76cm" svg:viewBox="0 0 876 665" svg:d="M400 22c24-29 46-29 71 0 57 68 148 213 153 333 103-13 221-8 245 42 47 100-172 268-431 268-262 0-478-168-432-268 20-50 140-55 241-42 5-120 95-265 153-333z">
          <text:p/>
        </draw:path>
        <draw:path draw:style-name="Mgr5" draw:text-style-name="MP8" draw:layer="backgroundobjects" svg:width="0.411cm" svg:height="0.137cm" svg:x="23.231cm" svg:y="14.235cm" svg:viewBox="0 0 412 138" svg:d="M83 50c30 3 63-5 88-20 13-7 25-18 35-30 8 12 22 23 36 30 27 15 57 23 87 20 30 0 61-10 82-27 14-11-58 115-205 115s-218-126-204-115c21 15 51 24 81 27z">
          <text:p/>
        </draw:path>
        <draw:path draw:style-name="Mgr5" draw:text-style-name="MP8" draw:layer="backgroundobjects" svg:width="0.241cm" svg:height="0.263cm" svg:x="23.085cm" svg:y="13.858cm" svg:viewBox="0 0 242 264" svg:d="M159 7c-83-30-137 43-151 82-21 60 5 128 14 143 6 10 66 58 199 12-2 0 33-67 16-130-26-36-8-82-78-107z">
          <text:p/>
        </draw:path>
        <draw:path draw:style-name="Mgr5" draw:text-style-name="MP8" draw:layer="backgroundobjects" svg:width="0.252cm" svg:height="0.284cm" svg:x="23.07cm" svg:y="13.844cm" svg:viewBox="0 0 253 285" svg:d="M223 46c-10-13-22-23-35-31-6-4-13-7-22-9-8-3-16-5-24-5-33-5-67 10-88 30-22 19-40 47-49 77-8 30-6 62 2 93 3 15 9 30 17 42 1 2 2 3 3 5 0 2 0 5 0 7 1 1 1 2 2 3 3 3 6 5 11 8 9 5 14 7 22 9 30 11 60 11 90 8 30-5 58-12 85-25-27 5-58 13-85 13s-57-2-82-13c-5-3-11-4-16-10-2-2-5-2-5-5-1-1-2-3-3-5-6-12-9-25-14-37-5-28-8-55 0-81 5-24 22-47 41-64 19-18 44-30 69-27 5 0 12-1 18 2 6 2 15 2 20 5 13 5 25 12 33 22 18 15 32 41 40 70 0-29-10-57-30-82z">
          <text:p/>
        </draw:path>
        <draw:path draw:style-name="Mgr5" draw:text-style-name="MP8" draw:layer="backgroundobjects" svg:width="0.141cm" svg:height="0.159cm" svg:x="23.148cm" svg:y="13.92cm" svg:viewBox="0 0 142 160" svg:d="M0 80c0 14 3 28 9 40s15 22 26 29 24 11 36 11c13 0 25-4 35-11 11-7 20-17 26-29s10-26 10-40-4-28-10-40c-6-13-15-23-26-30-10-7-22-10-35-10-12 0-25 3-36 10s-20 17-26 30c-6 12-9 26-9 40z">
          <text:p/>
        </draw:path>
        <draw:path draw:style-name="Mgr5" draw:text-style-name="MP8" draw:layer="backgroundobjects" svg:width="0.24cm" svg:height="0.263cm" svg:x="23.549cm" svg:y="13.858cm" svg:viewBox="0 0 241 264" svg:d="M83 7c81-30 136 43 150 82 22 60-6 128-14 143-5 10-65 58-199 12 3 0-30-67-17-130 27-36 8-82 80-107z">
          <text:p/>
        </draw:path>
        <draw:path draw:style-name="Mgr5" draw:text-style-name="MP8" draw:layer="backgroundobjects" svg:width="0.254cm" svg:height="0.28cm" svg:x="23.552cm" svg:y="13.846cm" svg:viewBox="0 0 255 281" svg:d="M41 54c12-11 22-18 33-23 5-3 14-5 19-5 6-2 14-2 20-2 24 0 51 10 68 27 18 18 35 43 41 65 5 25 5 52 0 80-3 13-8 28-14 37-1 2-2 4-3 5-3 3-6 3-6 6-5 2-10 7-15 9-25 11-53 15-83 13-27 0-57-5-84-13 27 13 54 21 84 26s60 2 91-8c7-3 13-5 22-10 2-2 8-5 10-8 1 0 2-1 3-2s2-2 3-2c0-1 0-2 0-3 1-1 2-2 2-2 5-15 12-28 17-43 8-30 8-60 3-92-8-31-28-58-50-78-24-20-54-35-87-30-8 0-16 3-24 5s-15 5-22 10c-14 8-25 18-36 30-19 20-30 50-33 80 8-28 20-55 41-72z">
          <text:p/>
        </draw:path>
        <draw:path draw:style-name="Mgr5" draw:text-style-name="MP8" draw:layer="backgroundobjects" svg:width="0.14cm" svg:height="0.159cm" svg:x="23.588cm" svg:y="13.92cm" svg:viewBox="0 0 141 160" svg:d="M0 80c0 14 3 28 9 40s15 22 26 29 23 11 36 11 24-4 35-11 20-17 26-29 9-26 9-40-3-28-9-40c-6-13-15-23-26-30s-22-10-35-10-25 3-36 10-20 17-26 30c-6 12-9 26-9 40z">
          <text:p/>
        </draw:path>
        <draw:path draw:style-name="Mgr5" draw:text-style-name="MP8" draw:layer="backgroundobjects" svg:width="0.144cm" svg:height="0.109cm" svg:x="23.367cm" svg:y="14.203cm" svg:viewBox="0 0 145 110" svg:d="M145 0c-49 0-97 0-145 0 0 37 0 73 0 110 48 0 96 0 145 0 0-37 0-73 0-110z">
          <text:p/>
        </draw:path>
        <draw:path draw:style-name="Mgr5" draw:text-style-name="MP8" draw:layer="backgroundobjects" svg:width="0.544cm" svg:height="0.177cm" svg:x="23.168cm" svg:y="14.11cm" svg:viewBox="0 0 545 178" svg:d="M133 152c28-2 55-7 77-20 21-12 38-30 41-47 6-28 12-57 18-85 7 28 14 57 20 85 5 20 19 35 41 47 23 13 49 20 77 20 30 0 57-2 81-15 25-9 47-27 57-50-2 25-18 48-43 63-25 14-60 25-93 28-35 2-68-6-98-21-17-7-27-17-38-29-12 12-25 22-39 29-30 15-66 23-98 21-33 0-68-11-93-28-24-15-43-40-43-63 5 21 27 38 52 50 24 10 54 15 81 15z">
          <text:p/>
        </draw:path>
        <draw:path draw:style-name="Mgr5" draw:text-style-name="MP8" draw:layer="backgroundobjects" svg:width="0.207cm" svg:height="0.09cm" svg:x="23.336cm" svg:y="14.077cm" svg:viewBox="0 0 208 91" svg:d="M104 0c19 0 77 0 98 15 14 11 3 35-33 58-24 15-46 18-62 18-19 0-41-6-63-18-44-23-51-47-38-58 19-15 79-15 98-15z">
          <text:p/>
        </draw:path>
      </draw:g>
      <presentation:notes style:page-layout-name="PM0">
        <draw:page-thumbnail presentation:style-name="Forestbird2-title" draw:layer="backgroundobjects" svg:width="17cm" svg:height="9.56cm" svg:x="2cm" svg:y="2.5cm" presentation:class="page"/>
        <draw:frame presentation:style-name="Forestbird2-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title" draw:layer="backgroundobjects" svg:width="25cm" svg:height="2.5cm" svg:x="1.5cm" svg:y="0.5cm" presentation:class="title" presentation:placeholder="true">
        <draw:text-box/>
      </draw:frame>
      <draw:frame presentation:style-name="Forestbird3-outline1" draw:layer="backgroundobjects" svg:width="25cm" svg:height="9cm" svg:x="1.5cm" svg:y="3.5cm" presentation:class="outline" presentation:placeholder="true">
        <draw:text-box/>
      </draw:frame>
      <draw:frame presentation:style-name="Mpr11" draw:text-style-name="MP2" draw:layer="backgroundobjects" svg:width="6.523cm" svg:height="1.086cm" svg:x="1.4cm" svg:y="14.348cm" presentation:class="date-time">
        <draw:text-box>
          <text:p text:style-name="MP1"><text:span text:style-name="MT1"><presentation:date-time/></text:span></text:p>
        </draw:text-box>
      </draw:frame>
      <draw:frame presentation:style-name="Mpr11" draw:text-style-name="MP9" draw:layer="backgroundobjects" svg:width="8.875cm" svg:height="1.086cm" svg:x="9.576cm" svg:y="14.348cm" presentation:class="footer">
        <draw:text-box>
          <text:p text:style-name="MP5"><text:span text:style-name="MT1"><presentation:footer/></text:span></text:p>
        </draw:text-box>
      </draw:frame>
      <draw:frame presentation:style-name="Mpr11"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title" draw:layer="backgroundobjects" svg:width="17cm" svg:height="9.56cm" svg:x="2cm" svg:y="2.5cm" presentation:class="page"/>
        <draw:frame presentation:style-name="Forestbird3-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 style:display-name="Forestbird3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title" draw:layer="backgroundobjects" svg:width="25cm" svg:height="2.5cm" svg:x="1.5cm" svg:y="0.5cm" presentation:class="title" presentation:placeholder="true">
        <draw:text-box/>
      </draw:frame>
      <draw:frame presentation:style-name="Forestbird3_5f_-outline1" draw:layer="backgroundobjects" svg:width="25cm" svg:height="9cm" svg:x="1.5cm" svg:y="3.5cm" presentation:class="outline" presentation:placeholder="true">
        <draw:text-box/>
      </draw:frame>
      <draw:frame presentation:style-name="Mpr14" draw:text-style-name="MP2" draw:layer="backgroundobjects" svg:width="6.523cm" svg:height="1.086cm" svg:x="1.4cm" svg:y="14.348cm" presentation:class="date-time">
        <draw:text-box>
          <text:p text:style-name="MP1"><text:span text:style-name="MT1"><presentation:date-time/></text:span></text:p>
        </draw:text-box>
      </draw:frame>
      <draw:frame presentation:style-name="Mpr14" draw:text-style-name="MP9" draw:layer="backgroundobjects" svg:width="8.875cm" svg:height="1.086cm" svg:x="9.576cm" svg:y="14.348cm" presentation:class="footer">
        <draw:text-box>
          <text:p text:style-name="MP5"><text:span text:style-name="MT1"><presentation:footer/></text:span></text:p>
        </draw:text-box>
      </draw:frame>
      <draw:frame presentation:style-name="Mpr14"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title" draw:layer="backgroundobjects" svg:width="17cm" svg:height="9.56cm" svg:x="2cm" svg:y="2.5cm" presentation:class="page"/>
        <draw:frame presentation:style-name="Forestbird3_5f_-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 style:display-name="Forestbird3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title" draw:layer="backgroundobjects" svg:width="25cm" svg:height="2.5cm" svg:x="1.5cm" svg:y="0.5cm" presentation:class="title" presentation:placeholder="true">
        <draw:text-box/>
      </draw:frame>
      <draw:frame presentation:style-name="Forestbird3_5f__5f_-outline1" draw:layer="backgroundobjects" svg:width="25cm" svg:height="9cm" svg:x="1.5cm" svg:y="3.5cm" presentation:class="outline" presentation:placeholder="true">
        <draw:text-box/>
      </draw:frame>
      <draw:frame presentation:style-name="Mpr17" draw:text-style-name="MP2" draw:layer="backgroundobjects" svg:width="6.523cm" svg:height="1.086cm" svg:x="1.4cm" svg:y="14.348cm" presentation:class="date-time">
        <draw:text-box>
          <text:p text:style-name="MP1"><text:span text:style-name="MT1"><presentation:date-time/></text:span></text:p>
        </draw:text-box>
      </draw:frame>
      <draw:frame presentation:style-name="Mpr17" draw:text-style-name="MP9" draw:layer="backgroundobjects" svg:width="8.875cm" svg:height="1.086cm" svg:x="9.576cm" svg:y="14.348cm" presentation:class="footer">
        <draw:text-box>
          <text:p text:style-name="MP5"><text:span text:style-name="MT1"><presentation:footer/></text:span></text:p>
        </draw:text-box>
      </draw:frame>
      <draw:frame presentation:style-name="Mpr17"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title" draw:layer="backgroundobjects" svg:width="17cm" svg:height="9.56cm" svg:x="2cm" svg:y="2.5cm" presentation:class="page"/>
        <draw:frame presentation:style-name="Forestbird3_5f__5f_-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 style:display-name="Forestbird3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title" draw:layer="backgroundobjects" svg:width="25cm" svg:height="2.5cm" svg:x="1.5cm" svg:y="0.5cm" presentation:class="title" presentation:placeholder="true">
        <draw:text-box/>
      </draw:frame>
      <draw:frame presentation:style-name="Forestbird3_5f__5f__5f_-outline1" draw:layer="backgroundobjects" svg:width="25cm" svg:height="9cm" svg:x="1.5cm" svg:y="3.5cm" presentation:class="outline" presentation:placeholder="true">
        <draw:text-box/>
      </draw:frame>
      <draw:frame presentation:style-name="Mpr20" draw:text-style-name="MP2" draw:layer="backgroundobjects" svg:width="6.523cm" svg:height="1.086cm" svg:x="1.4cm" svg:y="14.348cm" presentation:class="date-time">
        <draw:text-box>
          <text:p text:style-name="MP1"><text:span text:style-name="MT1"><presentation:date-time/></text:span></text:p>
        </draw:text-box>
      </draw:frame>
      <draw:frame presentation:style-name="Mpr20" draw:text-style-name="MP9" draw:layer="backgroundobjects" svg:width="8.875cm" svg:height="1.086cm" svg:x="9.576cm" svg:y="14.348cm" presentation:class="footer">
        <draw:text-box>
          <text:p text:style-name="MP5"><text:span text:style-name="MT1"><presentation:footer/></text:span></text:p>
        </draw:text-box>
      </draw:frame>
      <draw:frame presentation:style-name="Mpr20"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title" draw:layer="backgroundobjects" svg:width="17cm" svg:height="9.56cm" svg:x="2cm" svg:y="2.5cm" presentation:class="page"/>
        <draw:frame presentation:style-name="Forestbird3_5f__5f_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 style:display-name="Forestbird3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title" draw:layer="backgroundobjects" svg:width="25cm" svg:height="2.5cm" svg:x="1.5cm" svg:y="0.5cm" presentation:class="title" presentation:placeholder="true">
        <draw:text-box/>
      </draw:frame>
      <draw:frame presentation:style-name="Forestbird3_5f__5f__5f__5f_-outline1" draw:layer="backgroundobjects" svg:width="25cm" svg:height="9cm" svg:x="1.5cm" svg:y="3.5cm" presentation:class="outline" presentation:placeholder="true">
        <draw:text-box/>
      </draw:frame>
      <draw:frame presentation:style-name="Mpr23" draw:text-style-name="MP2" draw:layer="backgroundobjects" svg:width="6.523cm" svg:height="1.086cm" svg:x="1.4cm" svg:y="14.348cm" presentation:class="date-time">
        <draw:text-box>
          <text:p text:style-name="MP1"><text:span text:style-name="MT1"><presentation:date-time/></text:span></text:p>
        </draw:text-box>
      </draw:frame>
      <draw:frame presentation:style-name="Mpr23" draw:text-style-name="MP9" draw:layer="backgroundobjects" svg:width="8.875cm" svg:height="1.086cm" svg:x="9.576cm" svg:y="14.348cm" presentation:class="footer">
        <draw:text-box>
          <text:p text:style-name="MP5"><text:span text:style-name="MT1"><presentation:footer/></text:span></text:p>
        </draw:text-box>
      </draw:frame>
      <draw:frame presentation:style-name="Mpr23"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title" draw:layer="backgroundobjects" svg:width="17cm" svg:height="9.56cm" svg:x="2cm" svg:y="2.5cm" presentation:class="page"/>
        <draw:frame presentation:style-name="Forestbird3_5f__5f__5f__5f_-notes" draw:layer="backgroundobjects" svg:width="17cm" svg:height="14cm" svg:x="2cm" svg:y="13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 style:display-name="Forestbird3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title" draw:layer="backgroundobjects" svg:width="25cm" svg:height="2.5cm" svg:x="1.5cm" svg:y="0.5cm" presentation:class="title" presentation:placeholder="true">
        <draw:text-box/>
      </draw:frame>
      <draw:frame presentation:style-name="Forestbird3_5f__5f__5f__5f__5f_-outline1" draw:layer="backgroundobjects" svg:width="25cm" svg:height="9cm" svg:x="1.5cm" svg:y="3.5cm" presentation:class="outline" presentation:placeholder="true">
        <draw:text-box/>
      </draw:frame>
      <draw:frame presentation:style-name="Mpr26" draw:text-style-name="MP2" draw:layer="backgroundobjects" svg:width="6.523cm" svg:height="1.086cm" svg:x="1.4cm" svg:y="14.348cm" presentation:class="date-time">
        <draw:text-box>
          <text:p text:style-name="MP1"><text:span text:style-name="MT1"><presentation:date-time/></text:span></text:p>
        </draw:text-box>
      </draw:frame>
      <draw:frame presentation:style-name="Mpr26" draw:text-style-name="MP9" draw:layer="backgroundobjects" svg:width="8.875cm" svg:height="1.086cm" svg:x="9.576cm" svg:y="14.348cm" presentation:class="footer">
        <draw:text-box>
          <text:p text:style-name="MP5"><text:span text:style-name="MT1"><presentation:footer/></text:span></text:p>
        </draw:text-box>
      </draw:frame>
      <draw:frame presentation:style-name="Mpr26"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title" draw:layer="backgroundobjects" svg:width="17cm" svg:height="9.56cm" svg:x="2cm" svg:y="2.5cm" presentation:class="page"/>
        <draw:frame presentation:style-name="Forestbird3_5f__5f__5f__5f__5f_-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 style:display-name="Forestbird3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title" draw:layer="backgroundobjects" svg:width="25cm" svg:height="2.5cm" svg:x="1.5cm" svg:y="0.5cm" presentation:class="title" presentation:placeholder="true">
        <draw:text-box/>
      </draw:frame>
      <draw:frame presentation:style-name="Forestbird3_5f__5f__5f__5f__5f__5f_-outline1" draw:layer="backgroundobjects" svg:width="25cm" svg:height="9cm" svg:x="1.5cm" svg:y="3.5cm" presentation:class="outline" presentation:placeholder="true">
        <draw:text-box/>
      </draw:frame>
      <draw:frame presentation:style-name="Mpr29" draw:text-style-name="MP2" draw:layer="backgroundobjects" svg:width="6.523cm" svg:height="1.086cm" svg:x="1.4cm" svg:y="14.348cm" presentation:class="date-time">
        <draw:text-box>
          <text:p text:style-name="MP1"><text:span text:style-name="MT1"><presentation:date-time/></text:span></text:p>
        </draw:text-box>
      </draw:frame>
      <draw:frame presentation:style-name="Mpr29" draw:text-style-name="MP9" draw:layer="backgroundobjects" svg:width="8.875cm" svg:height="1.086cm" svg:x="9.576cm" svg:y="14.348cm" presentation:class="footer">
        <draw:text-box>
          <text:p text:style-name="MP5"><text:span text:style-name="MT1"><presentation:footer/></text:span></text:p>
        </draw:text-box>
      </draw:frame>
      <draw:frame presentation:style-name="Mpr29"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title" draw:layer="backgroundobjects" svg:width="17cm" svg:height="9.56cm" svg:x="2cm" svg:y="2.5cm" presentation:class="page"/>
        <draw:frame presentation:style-name="Forestbird3_5f__5f__5f__5f__5f__5f_-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orestbird3_5f__5f__5f__5f__5f__5f__5f_" style:display-name="Forestbird3_____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28cm" svg:height="1.75cm" svg:x="0cm" svg:y="14cm">
        <text:p/>
        <draw:enhanced-geometry svg:viewBox="0 0 21600 21600" draw:type="rectangle" draw:enhanced-path="M 0 0 L 21600 0 21600 21600 0 21600 0 0 Z N"/>
      </draw:custom-shape>
      <draw:frame presentation:style-name="Forestbird3_5f__5f__5f__5f__5f__5f__5f_-title" draw:layer="backgroundobjects" svg:width="25cm" svg:height="2.5cm" svg:x="1.5cm" svg:y="0.5cm" presentation:class="title" presentation:placeholder="true">
        <draw:text-box/>
      </draw:frame>
      <draw:frame presentation:style-name="Forestbird3_5f__5f__5f__5f__5f__5f__5f_-outline1" draw:layer="backgroundobjects" svg:width="25cm" svg:height="9cm" svg:x="1.5cm" svg:y="3.5cm" presentation:class="outline" presentation:placeholder="true">
        <draw:text-box/>
      </draw:frame>
      <draw:frame presentation:style-name="Mpr32" draw:text-style-name="MP2" draw:layer="backgroundobjects" svg:width="6.523cm" svg:height="1.086cm" svg:x="1.4cm" svg:y="14.348cm" presentation:class="date-time">
        <draw:text-box>
          <text:p text:style-name="MP1"><text:span text:style-name="MT1"><presentation:date-time/></text:span></text:p>
        </draw:text-box>
      </draw:frame>
      <draw:frame presentation:style-name="Mpr32" draw:text-style-name="MP9" draw:layer="backgroundobjects" svg:width="8.875cm" svg:height="1.086cm" svg:x="9.576cm" svg:y="14.348cm" presentation:class="footer">
        <draw:text-box>
          <text:p text:style-name="MP5"><text:span text:style-name="MT1"><presentation:footer/></text:span></text:p>
        </draw:text-box>
      </draw:frame>
      <draw:frame presentation:style-name="Mpr32" draw:text-style-name="MP4" draw:layer="backgroundobjects" svg:width="6.523cm" svg:height="1.086cm" svg:x="20.076cm" svg:y="14.348cm" presentation:class="page-number">
        <draw:text-box>
          <text:p text:style-name="MP3"><text:span text:style-name="MT1"><text:page-number>&lt;number&gt;</text:page-number></text:span></text:p>
        </draw:text-box>
      </draw:frame>
      <draw:g draw:style-name="Mgr4">
        <draw:path draw:style-name="Mgr5" draw:text-style-name="MP8" draw:layer="backgroundobjects" svg:width="0.262cm" svg:height="0.292cm" svg:x="21cm" svg:y="14.121cm" svg:viewBox="0 0 263 293" svg:d="M0 146c0 26 6 52 18 74s28 40 48 53 42 20 65 20 46-7 66-20 36-31 48-53c11-22 18-48 18-74s-7-51-18-73c-12-22-28-40-48-53s-43-20-66-20c-22 0-45 7-65 20s-36 31-48 53-18 47-18 73z">
          <text:p/>
        </draw:path>
        <draw:path draw:style-name="Mgr5" draw:text-style-name="MP8" draw:layer="backgroundobjects" svg:width="0.454cm" svg:height="0.582cm" svg:x="21.095cm" svg:y="14.087cm" svg:viewBox="0 0 455 583" svg:d="M26 490c-98-377 109-327 164-490 77 39 155 77 233 116 0-3 71 361 3 441-53 59-380 10-400-67z">
          <text:p/>
        </draw:path>
        <draw:path draw:style-name="Mgr5" draw:text-style-name="MP8" draw:layer="backgroundobjects" svg:width="0.268cm" svg:height="0.141cm" svg:x="21.249cm" svg:y="14.412cm" svg:viewBox="0 0 269 142" svg:d="M233 68c-20-20-43-40-69-50-52-24-112-24-164-3 56 0 105 3 154 26 23 10 46 24 65 40 17 17 36 37 50 61-4-27-16-54-36-74z">
          <text:p/>
        </draw:path>
        <draw:path draw:style-name="Mgr5" draw:text-style-name="MP8" draw:layer="backgroundobjects" svg:width="0.386cm" svg:height="0.709cm" svg:x="21.462cm" svg:y="14.04cm" svg:viewBox="0 0 387 710" svg:d="M79 666c-79-83-76-453-79-637 111-9 223-19 334-29 3 0 95 586 30 666-49 60-230 57-285 0z">
          <text:p/>
        </draw:path>
        <draw:path draw:style-name="Mgr5" draw:text-style-name="MP8" draw:layer="backgroundobjects" svg:width="0.387cm" svg:height="0.709cm" svg:x="21.801cm" svg:y="14.04cm" svg:viewBox="0 0 388 710" svg:d="M309 666c79-83 75-453 79-637-112-9-223-19-334-29-10 222-95 586-29 666 49 60 229 57 284 0z">
          <text:p/>
        </draw:path>
        <draw:path draw:style-name="Mgr5" draw:text-style-name="MP8" draw:layer="backgroundobjects" svg:width="0.026cm" svg:height="0.286cm" svg:x="21.812cm" svg:y="14.42cm" svg:viewBox="0 0 27 287" svg:d="M27 144c0-46-4-96-13-144-10 48-14 98-14 144 4 50 4 97 14 143 9-46 13-96 13-143z">
          <text:p/>
        </draw:path>
        <draw:path draw:style-name="Mgr5" draw:text-style-name="MP8" draw:layer="backgroundobjects" svg:width="0.588cm" svg:height="0.579cm" svg:x="21.531cm" svg:y="14.013cm" svg:viewBox="0 0 589 580" svg:d="M295 580c98-103 294-157 294-307s-130-273-294-273-295 123-295 273 196 204 295 307z">
          <text:p/>
        </draw:path>
        <draw:path draw:style-name="Mgr5" draw:text-style-name="MP8" draw:layer="backgroundobjects" svg:width="0.442cm" svg:height="0.876cm" svg:x="21.152cm" svg:y="12.75cm" svg:viewBox="0 0 443 877" svg:d="M404 384c17 350 26 297 39 446-61 16-122 31-183 47-75-133 10-34-225-400-85-136 6-457 58-477 33-9 305 204 311 384z">
          <text:p/>
        </draw:path>
        <draw:path draw:style-name="Mgr5" draw:text-style-name="MP8" draw:layer="backgroundobjects" svg:width="0.321cm" svg:height="0.693cm" svg:x="21.238cm" svg:y="12.926cm" svg:viewBox="0 0 322 694" svg:d="M240 227c62 340 55 291 82 437-40 10-81 20-121 30-59-138 0-24-177-414-46-99-20-263 29-279 33-10 161 86 187 226z">
          <text:p/>
        </draw:path>
        <draw:path draw:style-name="Mgr5" draw:text-style-name="MP8" draw:layer="backgroundobjects" svg:width="0.445cm" svg:height="0.876cm" svg:x="22.054cm" svg:y="12.75cm" svg:viewBox="0 0 446 877" svg:d="M39 384c-16 350-26 297-39 446 61 16 122 31 183 47 76-133-10-34 227-400 88-136-7-457-60-477-32-9-304 204-311 384z">
          <text:p/>
        </draw:path>
        <draw:path draw:style-name="Mgr5" draw:text-style-name="MP8" draw:layer="backgroundobjects" svg:width="0.322cm" svg:height="0.696cm" svg:x="22.09cm" svg:y="12.926cm" svg:viewBox="0 0 323 697" svg:d="M82 227c-63 340-55 291-82 437 39 11 79 22 118 33 60-137 0-22 180-412 46-104 23-268-30-284-32-10-159 86-186 226z">
          <text:p/>
        </draw:path>
        <draw:path draw:style-name="Mgr5" draw:text-style-name="MP8" draw:layer="backgroundobjects" svg:width="1.199cm" svg:height="1.069cm" svg:x="21.225cm" svg:y="13.283cm" svg:viewBox="0 0 1200 1070" svg:d="M600 0c-331 0-482 144-482 343 0 167-248 414-25 577 107 80 291 150 507 150s399-70 508-150c222-166-27-410-27-577 0-199-147-343-481-343z">
          <text:p/>
        </draw:path>
        <draw:path draw:style-name="Mgr5" draw:text-style-name="MP8" draw:layer="backgroundobjects" svg:width="1.048cm" svg:height="0.886cm" svg:x="21.304cm" svg:y="13.43cm" svg:viewBox="0 0 1049 887" svg:d="M479 30c29-40 55-40 85 0 68 90 177 284 183 444 125-17 265-11 295 57 55 133-206 356-517 356-315 0-574-223-517-356 22-68 167-74 287-57 8-160 115-354 184-444z">
          <text:p/>
        </draw:path>
        <draw:path draw:style-name="Mgr5" draw:text-style-name="MP8" draw:layer="backgroundobjects" svg:width="0.494cm" svg:height="0.182cm" svg:x="21.578cm" svg:y="14.063cm" svg:viewBox="0 0 495 183" svg:d="M100 67c36 3 75-6 105-27 16-10 29-23 43-40 9 17 25 30 42 40 33 21 68 30 105 27 36 0 72-14 98-37 16-13-69 153-245 153-177 0-262-166-246-153 26 20 62 34 98 37z">
          <text:p/>
        </draw:path>
        <draw:path draw:style-name="Mgr5" draw:text-style-name="MP8" draw:layer="backgroundobjects" svg:width="0.29cm" svg:height="0.351cm" svg:x="21.403cm" svg:y="13.561cm" svg:viewBox="0 0 291 352" svg:d="M190 10c-98-41-164 56-180 109-26 80 7 170 16 191 8 13 79 77 240 16-4 0 39-90 20-173-32-48-11-110-96-143z">
          <text:p/>
        </draw:path>
        <draw:path draw:style-name="Mgr5" draw:text-style-name="MP8" draw:layer="backgroundobjects" svg:width="0.303cm" svg:height="0.379cm" svg:x="21.384cm" svg:y="13.542cm" svg:viewBox="0 0 304 380" svg:d="M268 62c-14-17-27-30-42-40-7-7-17-11-27-14-10-4-19-7-30-7-39-6-78 14-104 40-27 27-49 65-59 104-10 40-7 83 4 123 3 20 9 40 19 57 1 2 2 5 3 7 0 3 0 6 0 9 1 2 2 3 3 4 3 3 6 6 14 9 9 8 16 11 25 15 37 13 73 13 109 9 36-6 68-16 101-33-33 6-69 17-101 17s-69-4-99-17c-6-4-13-7-19-13-3-4-7-4-7-7-1-2-2-4-3-6-6-18-10-34-17-51-6-36-9-73 0-106 7-34 27-64 49-87 24-24 53-40 82-37 8 0 17 0 24 3 6 4 16 4 22 7 17 6 30 17 39 30 24 20 40 53 50 93 0-40-14-77-36-109z">
          <text:p/>
        </draw:path>
        <draw:path draw:style-name="Mgr5" draw:text-style-name="MP8" draw:layer="backgroundobjects" svg:width="0.169cm" svg:height="0.211cm" svg:x="21.479cm" svg:y="13.644cm" svg:viewBox="0 0 170 212" svg:d="M0 106c0 19 3 37 11 53 7 17 18 30 32 39 13 9 27 14 42 14s29-5 43-14c13-9 23-22 31-39 7-16 11-34 11-53 0-18-4-37-11-53-8-16-18-30-31-39-14-9-28-14-43-14s-29 5-42 14c-14 9-25 23-32 39-8 16-11 35-11 53z">
          <text:p/>
        </draw:path>
        <draw:path draw:style-name="Mgr5" draw:text-style-name="MP8" draw:layer="backgroundobjects" svg:width="0.287cm" svg:height="0.351cm" svg:x="21.959cm" svg:y="13.561cm" svg:viewBox="0 0 288 352" svg:d="M99 10c98-41 163 56 179 109 27 80-6 170-16 191-6 13-78 77-239 16 4 0-35-90-19-173 31-48 9-110 95-143z">
          <text:p/>
        </draw:path>
        <draw:path draw:style-name="Mgr5" draw:text-style-name="MP8" draw:layer="backgroundobjects" svg:width="0.305cm" svg:height="0.374cm" svg:x="21.963cm" svg:y="13.545cm" svg:viewBox="0 0 306 375" svg:d="M49 72c13-13 27-24 39-31 7-3 16-6 24-6 6-3 16-3 22-3 30 0 63 13 82 36 23 23 43 57 49 87 6 34 6 69 0 106-3 18-10 37-16 50-1 3-2 5-3 8-3 3-7 3-7 6-7 3-13 10-20 13-30 13-62 21-98 16-33 0-69-6-102-16 33 16 66 27 102 34 36 6 73 3 108-10 10-3 17-8 26-14 4-3 10-7 13-10 1-1 2-2 3-3s2-2 4-3c0-1 0-2 0-4 1-1 2-2 4-3 6-20 13-37 19-57 10-39 10-79 3-123-9-40-33-77-58-104-30-26-66-46-106-40-9 0-19 3-28 7-11 4-17 7-27 14-16 10-30 23-43 40-23 26-36 66-39 106 10-37 23-74 49-96z">
          <text:p/>
        </draw:path>
        <draw:path draw:style-name="Mgr5" draw:text-style-name="MP8" draw:layer="backgroundobjects" svg:width="0.169cm" svg:height="0.211cm" svg:x="22.005cm" svg:y="13.644cm" svg:viewBox="0 0 170 212" svg:d="M0 106c0 19 4 37 12 53 7 17 18 30 31 39 12 9 27 14 42 14s30-5 43-14c12-9 23-22 31-39 7-16 11-34 11-53 0-18-4-37-11-53-8-16-19-30-31-39-13-9-28-14-43-14s-30 5-42 14c-13 9-24 23-31 39-8 16-12 35-12 53z">
          <text:p/>
        </draw:path>
        <draw:path draw:style-name="Mgr5" draw:text-style-name="MP8" draw:layer="backgroundobjects" svg:width="0.172cm" svg:height="0.146cm" svg:x="21.74cm" svg:y="14.02cm" svg:viewBox="0 0 173 147" svg:d="M173 0c-57 0-115 0-173 0 0 49 0 98 0 147 58 0 116 0 173 0 0-49 0-98 0-147z">
          <text:p/>
        </draw:path>
        <draw:path draw:style-name="Mgr5" draw:text-style-name="MP8" draw:layer="backgroundobjects" svg:width="0.654cm" svg:height="0.237cm" svg:x="21.501cm" svg:y="13.896cm" svg:viewBox="0 0 655 238" svg:d="M161 204c33-4 65-11 91-27 27-17 46-39 49-63 8-38 16-76 24-114 7 38 14 76 22 114 6 27 23 46 49 63 26 16 59 27 92 27 36 0 68-4 98-20 30-14 56-37 69-67-4 34-23 64-53 83-28 20-71 34-110 37-43 4-82-6-119-27-20-10-33-23-45-40-13 17-30 30-46 40-36 21-79 31-118 27-40 0-82-13-112-37-29-19-52-53-52-83 6 27 33 50 63 67 29 13 65 20 98 20z">
          <text:p/>
        </draw:path>
        <draw:path draw:style-name="Mgr5" draw:text-style-name="MP8" draw:layer="backgroundobjects" svg:width="0.249cm" svg:height="0.119cm" svg:x="21.704cm" svg:y="13.853cm" svg:viewBox="0 0 250 120" svg:d="M125 0c23 0 92 0 118 21 16 13 3 46-39 77-30 19-57 22-76 22-23 0-49-6-75-22-52-31-62-64-46-77 23-21 95-21 118-21z">
          <text:p/>
        </draw:path>
      </draw:g>
      <draw:g draw:style-name="Mgr4">
        <draw:path draw:style-name="Mgr5" draw:text-style-name="MP8" draw:layer="backgroundobjects" svg:width="0.13cm" svg:height="0.145cm" svg:x="25.869cm" svg:y="13.935cm" svg:viewBox="0 0 131 146" svg:d="M131 73c0 13-3 25-8 36-6 12-14 21-24 27-10 7-21 10-33 10s-23-3-33-10c-10-6-19-15-24-27-6-11-9-23-9-36 0-12 3-25 9-36 6-12 14-21 24-27 10-7 21-10 33-10s23 3 33 10c10 6 18 15 24 27 5 11 8 24 8 36z">
          <text:p/>
        </draw:path>
        <draw:path draw:style-name="Mgr5" draw:text-style-name="MP8" draw:layer="backgroundobjects" svg:width="0.228cm" svg:height="0.291cm" svg:x="25.725cm" svg:y="13.918cm" svg:viewBox="0 0 229 292" svg:d="M215 246c50-189-55-164-82-246-39 19-78 39-117 58 0-1-36 180-1 220 26 30 190 6 200-32z">
          <text:p/>
        </draw:path>
        <draw:path draw:style-name="Mgr5" draw:text-style-name="MP8" draw:layer="backgroundobjects" svg:width="0.133cm" svg:height="0.07cm" svg:x="25.741cm" svg:y="14.081cm" svg:viewBox="0 0 134 71" svg:d="M18 34c10-10 21-20 34-25 27-12 57-12 82-2-27 0-52 2-76 14-12 4-23 11-33 20-8 8-19 18-25 30 2-14 9-27 18-37z">
          <text:p/>
        </draw:path>
        <draw:path draw:style-name="Mgr5" draw:text-style-name="MP8" draw:layer="backgroundobjects" svg:width="0.192cm" svg:height="0.354cm" svg:x="25.576cm" svg:y="13.895cm" svg:viewBox="0 0 193 355" svg:d="M154 333c39-42 38-227 39-318-56-5-111-10-167-15-1 0-47 293-14 333 24 30 114 29 142 0z">
          <text:p/>
        </draw:path>
        <draw:path draw:style-name="Mgr5" draw:text-style-name="MP8" draw:layer="backgroundobjects" svg:width="0.193cm" svg:height="0.354cm" svg:x="25.405cm" svg:y="13.895cm" svg:viewBox="0 0 194 355" svg:d="M39 333c-39-42-38-227-39-318 56-5 112-10 167-15 5 111 48 294 15 333-24 30-115 29-143 0z">
          <text:p/>
        </draw:path>
        <draw:path draw:style-name="Mgr5" draw:text-style-name="MP8" draw:layer="backgroundobjects" svg:width="0.013cm" svg:height="0.143cm" svg:x="25.58cm" svg:y="14.084cm" svg:viewBox="0 0 14 144" svg:d="M0 71c0-23 2-47 7-71 5 24 7 49 7 71-2 25-2 49-7 73-5-24-7-49-7-73z">
          <text:p/>
        </draw:path>
        <draw:path draw:style-name="Mgr5" draw:text-style-name="MP8" draw:layer="backgroundobjects" svg:width="0.294cm" svg:height="0.288cm" svg:x="25.44cm" svg:y="13.882cm" svg:viewBox="0 0 295 289" svg:d="M148 289c-49-51-148-77-148-153 0-75 66-136 148-136s147 61 147 136c0 76-98 102-147 153z">
          <text:p/>
        </draw:path>
        <draw:path draw:style-name="Mgr5" draw:text-style-name="MP8" draw:layer="backgroundobjects" svg:width="0.222cm" svg:height="0.437cm" svg:x="25.702cm" svg:y="13.25cm" svg:viewBox="0 0 223 438" svg:d="M20 192c-8 175-13 149-20 224 31 7 61 15 92 22 38-66-5-16 114-200 42-68-3-227-30-238-16-4-153 102-156 192z">
          <text:p/>
        </draw:path>
        <draw:path draw:style-name="Mgr5" draw:text-style-name="MP8" draw:layer="backgroundobjects" svg:width="0.16cm" svg:height="0.346cm" svg:x="25.72cm" svg:y="13.338cm" svg:viewBox="0 0 161 347" svg:d="M42 114c-32 170-28 145-42 218 20 5 41 10 61 15 29-69 0-12 88-207 24-50 10-131-15-140-16-5-80 44-92 114z">
          <text:p/>
        </draw:path>
        <draw:path draw:style-name="Mgr5" draw:text-style-name="MP8" draw:layer="backgroundobjects" svg:width="0.222cm" svg:height="0.437cm" svg:x="25.25cm" svg:y="13.25cm" svg:viewBox="0 0 223 438" svg:d="M203 192c8 175 13 149 20 224-31 7-61 15-92 22-37-66 5-16-113-200-44-68 4-227 29-238 17-4 153 102 156 192z">
          <text:p/>
        </draw:path>
        <draw:path draw:style-name="Mgr5" draw:text-style-name="MP8" draw:layer="backgroundobjects" svg:width="0.161cm" svg:height="0.348cm" svg:x="25.293cm" svg:y="13.338cm" svg:viewBox="0 0 162 349" svg:d="M121 114c31 170 27 145 41 218-20 5-39 11-59 17-30-69 0-12-90-207-24-52-12-133 15-142 16-5 79 44 93 114z">
          <text:p/>
        </draw:path>
        <draw:path draw:style-name="Mgr5" draw:text-style-name="MP8" draw:layer="backgroundobjects" svg:width="0.6cm" svg:height="0.533cm" svg:x="25.287cm" svg:y="13.517cm" svg:viewBox="0 0 601 534" svg:d="M301 0c165 0 241 71 241 171 0 83 124 207 13 288-55 40-146 75-254 75s-200-35-255-75c-111-83 13-205 13-288 0-100 75-171 242-171z">
          <text:p/>
        </draw:path>
        <draw:path draw:style-name="Mgr5" draw:text-style-name="MP8" draw:layer="backgroundobjects" svg:width="0.524cm" svg:height="0.442cm" svg:x="25.323cm" svg:y="13.59cm" svg:viewBox="0 0 525 443" svg:d="M286 15c-15-20-29-20-42 0-36 45-89 141-93 221-62-8-132-5-147 29-28 66 103 178 259 178 157 0 286-112 259-178-12-34-83-37-144-29-3-80-58-176-92-221z">
          <text:p/>
        </draw:path>
        <draw:path draw:style-name="Mgr5" draw:text-style-name="MP8" draw:layer="backgroundobjects" svg:width="0.247cm" svg:height="0.09cm" svg:x="25.463cm" svg:y="13.907cm" svg:viewBox="0 0 248 91" svg:d="M198 32c-18 2-38-3-52-13-9-5-15-11-22-19-5 8-13 14-21 19-17 10-35 16-53 13-18 0-35-6-49-18-8-6 35 77 123 77 89 0 132-83 123-77-13 11-31 17-49 18z">
          <text:p/>
        </draw:path>
        <draw:path draw:style-name="Mgr5" draw:text-style-name="MP8" draw:layer="backgroundobjects" svg:width="0.145cm" svg:height="0.175cm" svg:x="25.653cm" svg:y="13.655cm" svg:viewBox="0 0 146 176" svg:d="M50 5c49-21 83 28 90 55 14 40-3 85-7 94-4 8-40 39-121 9 2 0-19-44-10-87 16-23 6-55 48-71z">
          <text:p/>
        </draw:path>
        <draw:path draw:style-name="Mgr5" draw:text-style-name="MP8" draw:layer="backgroundobjects" svg:width="0.151cm" svg:height="0.188cm" svg:x="25.656cm" svg:y="13.647cm" svg:viewBox="0 0 152 189" svg:d="M18 30c7-8 13-15 21-20 4-3 9-5 13-6 6-2 11-3 15-3 20-4 40 6 53 19s24 32 29 52 3 41-1 62c-2 9-5 19-11 28 0 1 0 2-1 3 0 2 0 4 0 6 0 0-1 0-2 1-1 2-3 3-6 5-4 3-8 4-13 7-18 6-36 6-54 4-18-3-34-8-51-16 17 3 34 8 51 8 16 0 34-2 49-8 3-1 6-4 10-7 2-2 4-2 4-3s0-2 1-3c3-9 5-18 8-25 3-19 4-37 0-54-3-17-13-32-24-44-12-10-27-19-42-17-3 0-7-1-11 1-3 2-8 2-11 3-9 4-15 9-20 16-11 9-20 27-25 46 0-19 6-38 18-55z">
          <text:p/>
        </draw:path>
        <draw:path draw:style-name="Mgr5" draw:text-style-name="MP8" draw:layer="backgroundobjects" svg:width="0.084cm" svg:height="0.105cm" svg:x="25.676cm" svg:y="13.697cm" svg:viewBox="0 0 85 106" svg:d="M85 53c0 10-2 19-6 27s-9 15-15 20c-6 4-14 6-21 6-8 0-15-2-22-6-6-5-12-12-16-20-3-8-5-17-5-27s2-18 5-27c5-8 10-15 16-20 7-4 14-6 22-6 7 0 15 2 21 6 6 5 12 12 15 20 4 9 6 17 6 27z">
          <text:p/>
        </draw:path>
        <draw:path draw:style-name="Mgr5" draw:text-style-name="MP8" draw:layer="backgroundobjects" svg:width="0.144cm" svg:height="0.175cm" svg:x="25.376cm" svg:y="13.655cm" svg:viewBox="0 0 145 176" svg:d="M95 5c-49-21-82 28-90 55-13 40 3 85 8 94 4 8 39 39 120 9-2 0 18-44 10-87-16-23-5-55-48-71z">
          <text:p/>
        </draw:path>
        <draw:path draw:style-name="Mgr5" draw:text-style-name="MP8" draw:layer="backgroundobjects" svg:width="0.153cm" svg:height="0.186cm" svg:x="25.365cm" svg:y="13.648cm" svg:viewBox="0 0 154 187" svg:d="M129 35c-6-6-13-11-20-14-3-2-8-3-11-3-3-2-8-2-12-2-15 0-31 6-41 18-11 12-22 28-25 43-3 17-3 35 0 54 2 8 6 18 9 24 1 1 1 3 2 4 1 2 3 2 3 3 3 2 7 5 10 7 15 7 31 10 49 8 16 0 34-3 51-8-17 8-33 13-51 17-18 3-36 1-55-6-4-1-7-3-12-6-3-1-6-3-7-5 0 0-1-1-2-2 0 0-1-1-1-2v-1c-1-1-1-1-2-2-3-10-6-19-10-28-5-20-5-40-2-62 6-19 17-38 30-51 15-14 33-24 52-20 6 0 11 2 15 3 5 2 9 3 14 6 7 6 14 12 21 21 11 13 17 33 20 53-6-18-12-37-25-49z">
          <text:p/>
        </draw:path>
        <draw:path draw:style-name="Mgr5" draw:text-style-name="MP8" draw:layer="backgroundobjects" svg:width="0.084cm" svg:height="0.105cm" svg:x="25.412cm" svg:y="13.697cm" svg:viewBox="0 0 85 106" svg:d="M85 53c0 10-1 19-5 27s-10 15-16 20c-6 4-14 6-21 6-8 0-15-2-22-6-6-5-12-12-16-20-3-8-5-17-5-27s2-18 5-27c5-8 10-15 16-20 7-4 14-6 22-6 7 0 15 2 21 6 6 5 12 12 16 20 3 9 5 17 5 27z">
          <text:p/>
        </draw:path>
        <draw:path draw:style-name="Mgr5" draw:text-style-name="MP8" draw:layer="backgroundobjects" svg:width="0.086cm" svg:height="0.072cm" svg:x="25.543cm" svg:y="13.885cm" svg:viewBox="0 0 87 73" svg:d="M0 0c29 0 58 0 87 0 0 24 0 48 0 73-29 0-58 0-87 0 0-25 0-49 0-73z">
          <text:p/>
        </draw:path>
        <draw:path draw:style-name="Mgr5" draw:text-style-name="MP8" draw:layer="backgroundobjects" svg:width="0.327cm" svg:height="0.117cm" svg:x="25.421cm" svg:y="13.824cm" svg:viewBox="0 0 328 118" svg:d="M248 102c-17-2-33-6-47-14-13-8-22-20-24-32-4-18-7-37-11-56-4 19-8 38-11 56-4 13-12 24-25 32s-30 14-46 14c-18 0-35-2-49-11-15-7-29-18-35-33 2 17 12 32 27 42 15 9 36 16 55 18 21 1 42-3 60-13 9-5 16-12 22-21 7 9 15 16 24 21 18 10 39 14 58 13 19 0 41-7 56-18 15-10 26-27 26-42-3 13-16 25-31 33-15 6-33 11-49 11z">
          <text:p/>
        </draw:path>
        <draw:path draw:style-name="Mgr5" draw:text-style-name="MP8" draw:layer="backgroundobjects" svg:width="0.124cm" svg:height="0.059cm" svg:x="25.523cm" svg:y="13.802cm" svg:viewBox="0 0 125 60" svg:d="M62 0c-11 0-46 0-58 10-9 6-2 22 19 38 15 10 28 12 38 12 11 0 25-4 38-12 26-16 30-32 22-38-11-10-47-10-59-10z">
          <text:p/>
        </draw:path>
      </draw:g>
      <presentation:notes style:page-layout-name="PM0">
        <draw:page-thumbnail presentation:style-name="Forestbird3_5f__5f__5f__5f__5f__5f__5f_-title" draw:layer="backgroundobjects" svg:width="17cm" svg:height="9.56cm" svg:x="2cm" svg:y="2.5cm" presentation:class="page"/>
        <draw:frame presentation:style-name="Forestbird3_5f__5f__5f__5f__5f__5f__5f_-notes" draw:layer="backgroundobjects" svg:width="17cm" svg:height="14cm" svg:x="2cm" svg:y="13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0T11:06:37.878125143</meta:creation-date>
    <meta:editing-duration>PT22M37S</meta:editing-duration>
    <meta:editing-cycles>4</meta:editing-cycles>
    <meta:generator>LibreOffice/24.2.5.2$Linux_X86_64 LibreOffice_project/d6e8b0f3fc6e8af2b00cf4969fd0d2fa45b9a62e</meta:generator>
    <dc:title>Forestbird</dc:title>
    <dc:date>2024-08-23T09:35:27.203396397</dc:date>
    <meta:document-statistic meta:object-count="731"/>
  </office:meta>
</office:document-meta>
</file>